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9.7492in"/>
    </style:style>
    <style:style style:name="co3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CC</text:p>
          </table:table-cell>
          <table:table-cell table:style-name="ce1" office:value-type="string">
            <text:p>Consolidated description</text:p>
          </table:table-cell>
          <table:table-cell table:style-name="ce2" office:value-type="string">
            <text:p>Reportable under 6041/6041A and Authority for Exception</text:p>
          </table:table-cell>
        </table:table-row>
        <table:table-row table:style-name="ro2">
          <table:table-cell table:style-name="ce1" office:value-type="float" office:value="1520">
            <text:p>1520</text:p>
          </table:table-cell>
          <table:table-cell table:style-name="ce1" office:value-type="string">
            <text:p>General Contractors-Residential and Commerci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11">
            <text:p>1711</text:p>
          </table:table-cell>
          <table:table-cell table:style-name="ce1" office:value-type="string">
            <text:p>Air Conditioning Contractors – Sales and Installati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11">
            <text:p>1711</text:p>
          </table:table-cell>
          <table:table-cell table:style-name="ce1" office:value-type="string">
            <text:p>Heating Contractors – Sales, Service, Installati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31">
            <text:p>1731</text:p>
          </table:table-cell>
          <table:table-cell table:style-name="ce1" office:value-type="string">
            <text:p>Electrical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40">
            <text:p>1740</text:p>
          </table:table-cell>
          <table:table-cell table:style-name="ce1" office:value-type="string">
            <text:p>Plastering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40">
            <text:p>1740</text:p>
          </table:table-cell>
          <table:table-cell table:style-name="ce1" office:value-type="string">
            <text:p>Stonework and Masonry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40">
            <text:p>1740</text:p>
          </table:table-cell>
          <table:table-cell table:style-name="ce1" office:value-type="string">
            <text:p>Tile Settings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40">
            <text:p>1740</text:p>
          </table:table-cell>
          <table:table-cell table:style-name="ce1" office:value-type="string">
            <text:p>Insulation –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40">
            <text:p>1740</text:p>
          </table:table-cell>
          <table:table-cell table:style-name="ce1" office:value-type="string">
            <text:p>Masonry, Stonework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50">
            <text:p>1750</text:p>
          </table:table-cell>
          <table:table-cell table:style-name="ce1" office:value-type="string">
            <text:p>Carpentry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61">
            <text:p>1761</text:p>
          </table:table-cell>
          <table:table-cell table:style-name="ce1" office:value-type="string">
            <text:p>Siding -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61">
            <text:p>1761</text:p>
          </table:table-cell>
          <table:table-cell table:style-name="ce1" office:value-type="string">
            <text:p>Roofing -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61">
            <text:p>1761</text:p>
          </table:table-cell>
          <table:table-cell table:style-name="ce1" office:value-type="string">
            <text:p>Sheet Metal Work - Cont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71">
            <text:p>1771</text:p>
          </table:table-cell>
          <table:table-cell table:style-name="ce1" office:value-type="string">
            <text:p>Contractors – Concrete Work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1799">
            <text:p>1799</text:p>
          </table:table-cell>
          <table:table-cell table:style-name="ce1" office:value-type="string">
            <text:p>Contractors – Special Trade, Not Elsewhere Classifie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2741">
            <text:p>2741</text:p>
          </table:table-cell>
          <table:table-cell table:style-name="ce1" office:value-type="string">
            <text:p>Miscellaneous Publishing and Printing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2791">
            <text:p>2791</text:p>
          </table:table-cell>
          <table:table-cell table:style-name="ce1" office:value-type="string">
            <text:p>Typesetting, Plate Making, &amp; Related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2842">
            <text:p>2842</text:p>
          </table:table-cell>
          <table:table-cell table:style-name="ce1" office:value-type="string">
            <text:p>Specialty Cleaning, Polishing, and Sanitation Preparatio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0">
            <text:p>3000</text:p>
          </table:table-cell>
          <table:table-cell table:style-name="ce1" office:value-type="string">
            <text:p>UNITED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1">
            <text:p>3001</text:p>
          </table:table-cell>
          <table:table-cell table:style-name="ce1" office:value-type="string">
            <text:p>AMERIC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2">
            <text:p>3002</text:p>
          </table:table-cell>
          <table:table-cell table:style-name="ce1" office:value-type="string">
            <text:p>PAN AMERICA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3">
            <text:p>300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4">
            <text:p>3004</text:p>
          </table:table-cell>
          <table:table-cell table:style-name="ce1" office:value-type="string">
            <text:p>TRANS WORLD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5">
            <text:p>3005</text:p>
          </table:table-cell>
          <table:table-cell table:style-name="ce1" office:value-type="string">
            <text:p>BRITISH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6">
            <text:p>3006</text:p>
          </table:table-cell>
          <table:table-cell table:style-name="ce1" office:value-type="string">
            <text:p>JAP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7">
            <text:p>3007</text:p>
          </table:table-cell>
          <table:table-cell table:style-name="ce1" office:value-type="string">
            <text:p>AIR FRANC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8">
            <text:p>3008</text:p>
          </table:table-cell>
          <table:table-cell table:style-name="ce1" office:value-type="string">
            <text:p>LUFTHANS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09">
            <text:p>3009</text:p>
          </table:table-cell>
          <table:table-cell table:style-name="ce1" office:value-type="string">
            <text:p>AIR CANAD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0">
            <text:p>3010</text:p>
          </table:table-cell>
          <table:table-cell table:style-name="ce1" office:value-type="string">
            <text:p>KLM (ROYAL DUTCH AIRLINES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1">
            <text:p>3011</text:p>
          </table:table-cell>
          <table:table-cell table:style-name="ce1" office:value-type="string">
            <text:p>AEORFLO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2">
            <text:p>3012</text:p>
          </table:table-cell>
          <table:table-cell table:style-name="ce1" office:value-type="string">
            <text:p>QUANTA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3">
            <text:p>3013</text:p>
          </table:table-cell>
          <table:table-cell table:style-name="ce1" office:value-type="string">
            <text:p>ALITALI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4">
            <text:p>3014</text:p>
          </table:table-cell>
          <table:table-cell table:style-name="ce1" office:value-type="string">
            <text:p>SAUDIA ARABI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5">
            <text:p>3015</text:p>
          </table:table-cell>
          <table:table-cell table:style-name="ce1" office:value-type="string">
            <text:p>SWISS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6">
            <text:p>3016</text:p>
          </table:table-cell>
          <table:table-cell table:style-name="ce1" office:value-type="string">
            <text:p>SA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7">
            <text:p>3017</text:p>
          </table:table-cell>
          <table:table-cell table:style-name="ce1" office:value-type="string">
            <text:p>SOUTH AFRICAN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8">
            <text:p>3018</text:p>
          </table:table-cell>
          <table:table-cell table:style-name="ce1" office:value-type="string">
            <text:p>VARIG (BRAZIL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19">
            <text:p>301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0">
            <text:p>3020</text:p>
          </table:table-cell>
          <table:table-cell table:style-name="ce1" office:value-type="string">
            <text:p>AIR-INDI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1">
            <text:p>3021</text:p>
          </table:table-cell>
          <table:table-cell table:style-name="ce1" office:value-type="string">
            <text:p>AIR ALGERI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2">
            <text:p>3022</text:p>
          </table:table-cell>
          <table:table-cell table:style-name="ce1" office:value-type="string">
            <text:p>PHILIPPINE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3">
            <text:p>3023</text:p>
          </table:table-cell>
          <table:table-cell table:style-name="ce1" office:value-type="string">
            <text:p>MEXICAN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4">
            <text:p>3024</text:p>
          </table:table-cell>
          <table:table-cell table:style-name="ce1" office:value-type="string">
            <text:p>PAKISTAN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5">
            <text:p>3025</text:p>
          </table:table-cell>
          <table:table-cell table:style-name="ce1" office:value-type="string">
            <text:p>AIR NEW ZEALAN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6">
            <text:p>302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7">
            <text:p>3027</text:p>
          </table:table-cell>
          <table:table-cell table:style-name="ce1" office:value-type="string">
            <text:p>UTA/INTER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8">
            <text:p>3028</text:p>
          </table:table-cell>
          <table:table-cell table:style-name="ce1" office:value-type="string">
            <text:p>AIR MALT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29">
            <text:p>3029</text:p>
          </table:table-cell>
          <table:table-cell table:style-name="ce1" office:value-type="string">
            <text:p>SABEN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0">
            <text:p>3030</text:p>
          </table:table-cell>
          <table:table-cell table:style-name="ce1" office:value-type="string">
            <text:p>AEROLINEAS ARGENTINA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1">
            <text:p>3031</text:p>
          </table:table-cell>
          <table:table-cell table:style-name="ce1" office:value-type="string">
            <text:p>OLYMPIC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2">
            <text:p>3032</text:p>
          </table:table-cell>
          <table:table-cell table:style-name="ce1" office:value-type="string">
            <text:p>EL 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3">
            <text:p>3033</text:p>
          </table:table-cell>
          <table:table-cell table:style-name="ce1" office:value-type="string">
            <text:p>ANSETT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4">
            <text:p>3034</text:p>
          </table:table-cell>
          <table:table-cell table:style-name="ce1" office:value-type="string">
            <text:p>AUSTRAINLI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5">
            <text:p>3035</text:p>
          </table:table-cell>
          <table:table-cell table:style-name="ce1" office:value-type="string">
            <text:p>TAP (PORTUGAL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6">
            <text:p>3036</text:p>
          </table:table-cell>
          <table:table-cell table:style-name="ce1" office:value-type="string">
            <text:p>VASP (BRAZIL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7">
            <text:p>3037</text:p>
          </table:table-cell>
          <table:table-cell table:style-name="ce1" office:value-type="string">
            <text:p>EGYPT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8">
            <text:p>3038</text:p>
          </table:table-cell>
          <table:table-cell table:style-name="ce1" office:value-type="string">
            <text:p>KUWAIT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39">
            <text:p>3039</text:p>
          </table:table-cell>
          <table:table-cell table:style-name="ce1" office:value-type="string">
            <text:p>AVIANC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0">
            <text:p>3040</text:p>
          </table:table-cell>
          <table:table-cell table:style-name="ce1" office:value-type="string">
            <text:p>GULF AIR (BAHRAIN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1">
            <text:p>3041</text:p>
          </table:table-cell>
          <table:table-cell table:style-name="ce1" office:value-type="string">
            <text:p>BALKAN-BULGARI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2">
            <text:p>3042</text:p>
          </table:table-cell>
          <table:table-cell table:style-name="ce1" office:value-type="string">
            <text:p>FINN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3">
            <text:p>3043</text:p>
          </table:table-cell>
          <table:table-cell table:style-name="ce1" office:value-type="string">
            <text:p>AER LINGU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4">
            <text:p>3044</text:p>
          </table:table-cell>
          <table:table-cell table:style-name="ce1" office:value-type="string">
            <text:p>AIR LANK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5">
            <text:p>3045</text:p>
          </table:table-cell>
          <table:table-cell table:style-name="ce1" office:value-type="string">
            <text:p>NIGERIA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6">
            <text:p>3046</text:p>
          </table:table-cell>
          <table:table-cell table:style-name="ce1" office:value-type="string">
            <text:p>CRUZEIRO DO SUL (BRAZIJ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7">
            <text:p>3047</text:p>
          </table:table-cell>
          <table:table-cell table:style-name="ce1" office:value-type="string">
            <text:p>THY (TURKEY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8">
            <text:p>3048</text:p>
          </table:table-cell>
          <table:table-cell table:style-name="ce1" office:value-type="string">
            <text:p>ROYAL AIR MAROC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49">
            <text:p>3049</text:p>
          </table:table-cell>
          <table:table-cell table:style-name="ce1" office:value-type="string">
            <text:p>TUNIS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0">
            <text:p>3050</text:p>
          </table:table-cell>
          <table:table-cell table:style-name="ce1" office:value-type="string">
            <text:p>ICELAND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1">
            <text:p>3051</text:p>
          </table:table-cell>
          <table:table-cell table:style-name="ce1" office:value-type="string">
            <text:p>AUSTRI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2">
            <text:p>3052</text:p>
          </table:table-cell>
          <table:table-cell table:style-name="ce1" office:value-type="string">
            <text:p>LANCHIL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3">
            <text:p>3053</text:p>
          </table:table-cell>
          <table:table-cell table:style-name="ce1" office:value-type="string">
            <text:p>AVIACO (SPAIN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4">
            <text:p>3054</text:p>
          </table:table-cell>
          <table:table-cell table:style-name="ce1" office:value-type="string">
            <text:p>LADECO (CHILE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5">
            <text:p>3055</text:p>
          </table:table-cell>
          <table:table-cell table:style-name="ce1" office:value-type="string">
            <text:p>LAB (BOLIVI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6">
            <text:p>3056</text:p>
          </table:table-cell>
          <table:table-cell table:style-name="ce1" office:value-type="string">
            <text:p>QUEBECAIR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7">
            <text:p>3057</text:p>
          </table:table-cell>
          <table:table-cell table:style-name="ce1" office:value-type="string">
            <text:p>EASTWEST AIRLINES (AUSTRALI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8">
            <text:p>3058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59">
            <text:p>305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0">
            <text:p>3060</text:p>
          </table:table-cell>
          <table:table-cell table:style-name="ce1" office:value-type="string">
            <text:p>NORTHWES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1">
            <text:p>3061</text:p>
          </table:table-cell>
          <table:table-cell table:style-name="ce1" office:value-type="string">
            <text:p>CONTIN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2">
            <text:p>3062</text:p>
          </table:table-cell>
          <table:table-cell table:style-name="ce1" office:value-type="string">
            <text:p>WESTER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3">
            <text:p>3063</text:p>
          </table:table-cell>
          <table:table-cell table:style-name="ce1" office:value-type="string">
            <text:p>US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4">
            <text:p>306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5">
            <text:p>3065</text:p>
          </table:table-cell>
          <table:table-cell table:style-name="ce1" office:value-type="string">
            <text:p>AIRINTE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6">
            <text:p>3066</text:p>
          </table:table-cell>
          <table:table-cell table:style-name="ce1" office:value-type="string">
            <text:p>SOUTHWES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7">
            <text:p>306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8">
            <text:p>306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69">
            <text:p>306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0">
            <text:p>307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1">
            <text:p>3071</text:p>
          </table:table-cell>
          <table:table-cell table:style-name="ce1" office:value-type="string">
            <text:p>AIR BRITISH COLUBI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2">
            <text:p>307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3">
            <text:p>307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4">
            <text:p>307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5">
            <text:p>3075</text:p>
          </table:table-cell>
          <table:table-cell table:style-name="ce1" office:value-type="string">
            <text:p>SINGAPORE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6">
            <text:p>3076</text:p>
          </table:table-cell>
          <table:table-cell table:style-name="ce1" office:value-type="string">
            <text:p>AEROMEXICO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7">
            <text:p>3077</text:p>
          </table:table-cell>
          <table:table-cell table:style-name="ce1" office:value-type="string">
            <text:p>THAI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8">
            <text:p>3078</text:p>
          </table:table-cell>
          <table:table-cell table:style-name="ce1" office:value-type="string">
            <text:p>CHINA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79">
            <text:p>307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0">
            <text:p>308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1">
            <text:p>3081</text:p>
          </table:table-cell>
          <table:table-cell table:style-name="ce1" office:value-type="string">
            <text:p>NORD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2">
            <text:p>3082</text:p>
          </table:table-cell>
          <table:table-cell table:style-name="ce1" office:value-type="string">
            <text:p>KORE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3">
            <text:p>3083</text:p>
          </table:table-cell>
          <table:table-cell table:style-name="ce1" office:value-type="string">
            <text:p>AIR AFRIGU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4">
            <text:p>3084</text:p>
          </table:table-cell>
          <table:table-cell table:style-name="ce1" office:value-type="string">
            <text:p>EVA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5">
            <text:p>3085</text:p>
          </table:table-cell>
          <table:table-cell table:style-name="ce1" office:value-type="string">
            <text:p>MIDWEST EXPRESS AIRLINES, INC.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6">
            <text:p>308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7">
            <text:p>3087</text:p>
          </table:table-cell>
          <table:table-cell table:style-name="ce1" office:value-type="string">
            <text:p>METRO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8">
            <text:p>3088</text:p>
          </table:table-cell>
          <table:table-cell table:style-name="ce1" office:value-type="string">
            <text:p>CROATIA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89">
            <text:p>3089</text:p>
          </table:table-cell>
          <table:table-cell table:style-name="ce1" office:value-type="string">
            <text:p>TRANSAERO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0">
            <text:p>309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1">
            <text:p>309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2">
            <text:p>309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3">
            <text:p>309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4">
            <text:p>3094</text:p>
          </table:table-cell>
          <table:table-cell table:style-name="ce1" office:value-type="string">
            <text:p>ZAMBIA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5">
            <text:p>309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6">
            <text:p>3096</text:p>
          </table:table-cell>
          <table:table-cell table:style-name="ce1" office:value-type="string">
            <text:p>AIR ZIMBABW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7">
            <text:p>309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8">
            <text:p>309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099">
            <text:p>3099</text:p>
          </table:table-cell>
          <table:table-cell table:style-name="ce1" office:value-type="string">
            <text:p>CATHAY PACIFIC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0">
            <text:p>3100</text:p>
          </table:table-cell>
          <table:table-cell table:style-name="ce1" office:value-type="string">
            <text:p>MALAYSIAN AIRLINE SYSTEM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1">
            <text:p>310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2">
            <text:p>3102</text:p>
          </table:table-cell>
          <table:table-cell table:style-name="ce1" office:value-type="string">
            <text:p>IBERI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3">
            <text:p>3103</text:p>
          </table:table-cell>
          <table:table-cell table:style-name="ce1" office:value-type="string">
            <text:p>GARUDA (INDONESI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4">
            <text:p>310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5">
            <text:p>310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6">
            <text:p>3106</text:p>
          </table:table-cell>
          <table:table-cell table:style-name="ce1" office:value-type="string">
            <text:p>BRAATHENS S.A.F.E. (NORWAY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7">
            <text:p>310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8">
            <text:p>310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09">
            <text:p>310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0">
            <text:p>3110</text:p>
          </table:table-cell>
          <table:table-cell table:style-name="ce1" office:value-type="string">
            <text:p>WINGS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1">
            <text:p>3111</text:p>
          </table:table-cell>
          <table:table-cell table:style-name="ce1" office:value-type="string">
            <text:p>BRITISH MIDLAN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2">
            <text:p>3112</text:p>
          </table:table-cell>
          <table:table-cell table:style-name="ce1" office:value-type="string">
            <text:p>WINDWARD ISLAN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3">
            <text:p>311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4">
            <text:p>311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5">
            <text:p>311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6">
            <text:p>311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7">
            <text:p>3117</text:p>
          </table:table-cell>
          <table:table-cell table:style-name="ce1" office:value-type="string">
            <text:p>VIAS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8">
            <text:p>3118</text:p>
          </table:table-cell>
          <table:table-cell table:style-name="ce1" office:value-type="string">
            <text:p>VALLEY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19">
            <text:p>311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0">
            <text:p>312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1">
            <text:p>312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2">
            <text:p>312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3">
            <text:p>312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4">
            <text:p>312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5">
            <text:p>3125</text:p>
          </table:table-cell>
          <table:table-cell table:style-name="ce1" office:value-type="string">
            <text:p>TA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6">
            <text:p>3126</text:p>
          </table:table-cell>
          <table:table-cell table:style-name="ce1" office:value-type="string">
            <text:p>TAL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7">
            <text:p>3127</text:p>
          </table:table-cell>
          <table:table-cell table:style-name="ce1" office:value-type="string">
            <text:p>TACA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8">
            <text:p>312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29">
            <text:p>3129</text:p>
          </table:table-cell>
          <table:table-cell table:style-name="ce1" office:value-type="string">
            <text:p>SURINAM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0">
            <text:p>3130</text:p>
          </table:table-cell>
          <table:table-cell table:style-name="ce1" office:value-type="string">
            <text:p>SUN WORLD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1">
            <text:p>313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2">
            <text:p>313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3">
            <text:p>3133</text:p>
          </table:table-cell>
          <table:table-cell table:style-name="ce1" office:value-type="string">
            <text:p>SUNBELT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4">
            <text:p>313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5">
            <text:p>3135</text:p>
          </table:table-cell>
          <table:table-cell table:style-name="ce1" office:value-type="string">
            <text:p>SUDAN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6">
            <text:p>313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7">
            <text:p>3137</text:p>
          </table:table-cell>
          <table:table-cell table:style-name="ce1" office:value-type="string">
            <text:p>SINGLET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8">
            <text:p>3138</text:p>
          </table:table-cell>
          <table:table-cell table:style-name="ce1" office:value-type="string">
            <text:p>SIMMONS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39">
            <text:p>313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0">
            <text:p>314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1">
            <text:p>314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2">
            <text:p>314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3">
            <text:p>3143</text:p>
          </table:table-cell>
          <table:table-cell table:style-name="ce1" office:value-type="string">
            <text:p>SCENIC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4">
            <text:p>3144</text:p>
          </table:table-cell>
          <table:table-cell table:style-name="ce1" office:value-type="string">
            <text:p>VIRGIN ATLANTIC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5">
            <text:p>3145</text:p>
          </table:table-cell>
          <table:table-cell table:style-name="ce1" office:value-type="string">
            <text:p>SAN JU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6">
            <text:p>3146</text:p>
          </table:table-cell>
          <table:table-cell table:style-name="ce1" office:value-type="string">
            <text:p>LUX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7">
            <text:p>314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8">
            <text:p>314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49">
            <text:p>314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0">
            <text:p>315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1">
            <text:p>3151</text:p>
          </table:table-cell>
          <table:table-cell table:style-name="ce1" office:value-type="string">
            <text:p>AIR ZAIR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2">
            <text:p>315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3">
            <text:p>315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4">
            <text:p>3154</text:p>
          </table:table-cell>
          <table:table-cell table:style-name="ce1" office:value-type="string">
            <text:p>PRINCEVILL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5">
            <text:p>315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6">
            <text:p>315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7">
            <text:p>315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8">
            <text:p>315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59">
            <text:p>3159</text:p>
          </table:table-cell>
          <table:table-cell table:style-name="ce1" office:value-type="string">
            <text:p>PB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0">
            <text:p>316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1">
            <text:p>3161</text:p>
          </table:table-cell>
          <table:table-cell table:style-name="ce1" office:value-type="string">
            <text:p>ALL NIPPON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2">
            <text:p>316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3">
            <text:p>316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4">
            <text:p>3164</text:p>
          </table:table-cell>
          <table:table-cell table:style-name="ce1" office:value-type="string">
            <text:p>NORONT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5">
            <text:p>3165</text:p>
          </table:table-cell>
          <table:table-cell table:style-name="ce1" office:value-type="string">
            <text:p>NEW YORK HELICOPTE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6">
            <text:p>316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7">
            <text:p>316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8">
            <text:p>316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69">
            <text:p>316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0">
            <text:p>3170</text:p>
          </table:table-cell>
          <table:table-cell table:style-name="ce1" office:value-type="string">
            <text:p>NOUNT COOK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1">
            <text:p>3171</text:p>
          </table:table-cell>
          <table:table-cell table:style-name="ce1" office:value-type="string">
            <text:p>CANADIAN AIRLINES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2">
            <text:p>3172</text:p>
          </table:table-cell>
          <table:table-cell table:style-name="ce1" office:value-type="string">
            <text:p>NATION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3">
            <text:p>317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4">
            <text:p>317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5">
            <text:p>317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6">
            <text:p>3176</text:p>
          </table:table-cell>
          <table:table-cell table:style-name="ce1" office:value-type="string">
            <text:p>METROFLIGHT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7">
            <text:p>317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8">
            <text:p>3178</text:p>
          </table:table-cell>
          <table:table-cell table:style-name="ce1" office:value-type="string">
            <text:p>MESA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79">
            <text:p>317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0">
            <text:p>318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1">
            <text:p>3181</text:p>
          </table:table-cell>
          <table:table-cell table:style-name="ce1" office:value-type="string">
            <text:p>MALEV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2">
            <text:p>3182</text:p>
          </table:table-cell>
          <table:table-cell table:style-name="ce1" office:value-type="string">
            <text:p>LOT (POLAN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3">
            <text:p>318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4">
            <text:p>3184</text:p>
          </table:table-cell>
          <table:table-cell table:style-name="ce1" office:value-type="string">
            <text:p>LIA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5">
            <text:p>3185</text:p>
          </table:table-cell>
          <table:table-cell table:style-name="ce1" office:value-type="string">
            <text:p>LAV (VENEZUEL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6">
            <text:p>3186</text:p>
          </table:table-cell>
          <table:table-cell table:style-name="ce1" office:value-type="string">
            <text:p>LAP (PARAGUAY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7">
            <text:p>3187</text:p>
          </table:table-cell>
          <table:table-cell table:style-name="ce1" office:value-type="string">
            <text:p>LACSA (COSTA RIC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8">
            <text:p>318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89">
            <text:p>318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0">
            <text:p>3190</text:p>
          </table:table-cell>
          <table:table-cell table:style-name="ce1" office:value-type="string">
            <text:p>JUGOSLAV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1">
            <text:p>3191</text:p>
          </table:table-cell>
          <table:table-cell table:style-name="ce1" office:value-type="string">
            <text:p>ISLAND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2">
            <text:p>3192</text:p>
          </table:table-cell>
          <table:table-cell table:style-name="ce1" office:value-type="string">
            <text:p>IRAN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3">
            <text:p>3193</text:p>
          </table:table-cell>
          <table:table-cell table:style-name="ce1" office:value-type="string">
            <text:p>INDI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4">
            <text:p>319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5">
            <text:p>319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6">
            <text:p>3196</text:p>
          </table:table-cell>
          <table:table-cell table:style-name="ce1" office:value-type="string">
            <text:p>HAWAIIAN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7">
            <text:p>3197</text:p>
          </table:table-cell>
          <table:table-cell table:style-name="ce1" office:value-type="string">
            <text:p>HAVASU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8">
            <text:p>319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199">
            <text:p>319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0">
            <text:p>3200</text:p>
          </table:table-cell>
          <table:table-cell table:style-name="ce1" office:value-type="string">
            <text:p>FUYANA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1">
            <text:p>320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2">
            <text:p>320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3">
            <text:p>3203</text:p>
          </table:table-cell>
          <table:table-cell table:style-name="ce1" office:value-type="string">
            <text:p>GOLDEN PACIFIC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4">
            <text:p>3204</text:p>
          </table:table-cell>
          <table:table-cell table:style-name="ce1" office:value-type="string">
            <text:p>FREEDOM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5">
            <text:p>320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6">
            <text:p>320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7">
            <text:p>320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8">
            <text:p>320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09">
            <text:p>320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0">
            <text:p>321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1">
            <text:p>321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2">
            <text:p>3212</text:p>
          </table:table-cell>
          <table:table-cell table:style-name="ce1" office:value-type="string">
            <text:p>DOMINICAN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3">
            <text:p>321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4">
            <text:p>321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5">
            <text:p>3215</text:p>
          </table:table-cell>
          <table:table-cell table:style-name="ce1" office:value-type="string">
            <text:p>DAN AIR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6">
            <text:p>3216</text:p>
          </table:table-cell>
          <table:table-cell table:style-name="ce1" office:value-type="string">
            <text:p>CUMBERLAND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7">
            <text:p>3217</text:p>
          </table:table-cell>
          <table:table-cell table:style-name="ce1" office:value-type="string">
            <text:p>CS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8">
            <text:p>3218</text:p>
          </table:table-cell>
          <table:table-cell table:style-name="ce1" office:value-type="string">
            <text:p>CROWN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19">
            <text:p>3219</text:p>
          </table:table-cell>
          <table:table-cell table:style-name="ce1" office:value-type="string">
            <text:p>COP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0">
            <text:p>3220</text:p>
          </table:table-cell>
          <table:table-cell table:style-name="ce1" office:value-type="string">
            <text:p>COMPANIA FAUCET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1">
            <text:p>3221</text:p>
          </table:table-cell>
          <table:table-cell table:style-name="ce1" office:value-type="string">
            <text:p>TRANSPORTES AEROS MILITARES ECCUATORANO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2">
            <text:p>3222</text:p>
          </table:table-cell>
          <table:table-cell table:style-name="ce1" office:value-type="string">
            <text:p>COMMAND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3">
            <text:p>3223</text:p>
          </table:table-cell>
          <table:table-cell table:style-name="ce1" office:value-type="string">
            <text:p>COM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4">
            <text:p>322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5">
            <text:p>322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6">
            <text:p>322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7">
            <text:p>322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8">
            <text:p>3228</text:p>
          </table:table-cell>
          <table:table-cell table:style-name="ce1" office:value-type="string">
            <text:p>CAYMAN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29">
            <text:p>3229</text:p>
          </table:table-cell>
          <table:table-cell table:style-name="ce1" office:value-type="string">
            <text:p>SAETA SOCIAEDAD ECUATORIANOS DE TRANSPORTES AEREO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0">
            <text:p>323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1">
            <text:p>3231</text:p>
          </table:table-cell>
          <table:table-cell table:style-name="ce1" office:value-type="string">
            <text:p>SASHA SERVICIO AERO DE HONDURA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2">
            <text:p>323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3">
            <text:p>3233</text:p>
          </table:table-cell>
          <table:table-cell table:style-name="ce1" office:value-type="string">
            <text:p>CAPITOL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4">
            <text:p>3234</text:p>
          </table:table-cell>
          <table:table-cell table:style-name="ce1" office:value-type="string">
            <text:p>BWI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5">
            <text:p>3235</text:p>
          </table:table-cell>
          <table:table-cell table:style-name="ce1" office:value-type="string">
            <text:p>BROKWAY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6">
            <text:p>323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7">
            <text:p>323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8">
            <text:p>3238</text:p>
          </table:table-cell>
          <table:table-cell table:style-name="ce1" office:value-type="string">
            <text:p>BEMIDJI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39">
            <text:p>3239</text:p>
          </table:table-cell>
          <table:table-cell table:style-name="ce1" office:value-type="string">
            <text:p>BAR HARBOR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0">
            <text:p>3240</text:p>
          </table:table-cell>
          <table:table-cell table:style-name="ce1" office:value-type="string">
            <text:p>BAHAMAS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1">
            <text:p>3241</text:p>
          </table:table-cell>
          <table:table-cell table:style-name="ce1" office:value-type="string">
            <text:p>AVIATECA (GUATEMAL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2">
            <text:p>3242</text:p>
          </table:table-cell>
          <table:table-cell table:style-name="ce1" office:value-type="string">
            <text:p>AVENS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3">
            <text:p>3243</text:p>
          </table:table-cell>
          <table:table-cell table:style-name="ce1" office:value-type="string">
            <text:p>AUSTRIAN AIR SERVIC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4">
            <text:p>324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5">
            <text:p>324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6">
            <text:p>324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7">
            <text:p>324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8">
            <text:p>324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49">
            <text:p>324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0">
            <text:p>325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1">
            <text:p>3251</text:p>
          </table:table-cell>
          <table:table-cell table:style-name="ce1" office:value-type="string">
            <text:p>ALOHA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2">
            <text:p>3252</text:p>
          </table:table-cell>
          <table:table-cell table:style-name="ce1" office:value-type="string">
            <text:p>ALM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3">
            <text:p>3253</text:p>
          </table:table-cell>
          <table:table-cell table:style-name="ce1" office:value-type="string">
            <text:p>AMERICA WES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4">
            <text:p>3254</text:p>
          </table:table-cell>
          <table:table-cell table:style-name="ce1" office:value-type="string">
            <text:p>TRUMP AIRLIN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5">
            <text:p>325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6">
            <text:p>3256</text:p>
          </table:table-cell>
          <table:table-cell table:style-name="ce1" office:value-type="string">
            <text:p>ALASKA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7">
            <text:p>325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8">
            <text:p>325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59">
            <text:p>3259</text:p>
          </table:table-cell>
          <table:table-cell table:style-name="ce1" office:value-type="string">
            <text:p>AMERICAN TRANS 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0">
            <text:p>326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1">
            <text:p>3261</text:p>
          </table:table-cell>
          <table:table-cell table:style-name="ce1" office:value-type="string">
            <text:p>AIR CHIN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2">
            <text:p>3262</text:p>
          </table:table-cell>
          <table:table-cell table:style-name="ce1" office:value-type="string">
            <text:p>RENO AIR, INC.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3">
            <text:p>326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4">
            <text:p>326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5">
            <text:p>326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6">
            <text:p>3266</text:p>
          </table:table-cell>
          <table:table-cell table:style-name="ce1" office:value-type="string">
            <text:p>AIR SEYCHELL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7">
            <text:p>3267</text:p>
          </table:table-cell>
          <table:table-cell table:style-name="ce1" office:value-type="string">
            <text:p>AIR PANAM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8">
            <text:p>326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69">
            <text:p>326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0">
            <text:p>327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1">
            <text:p>327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2">
            <text:p>3272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3">
            <text:p>327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4">
            <text:p>3274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5">
            <text:p>3275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6">
            <text:p>327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7">
            <text:p>327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8">
            <text:p>327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79">
            <text:p>327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0">
            <text:p>3280</text:p>
          </table:table-cell>
          <table:table-cell table:style-name="ce1" office:value-type="string">
            <text:p>AIR JAMAIC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1">
            <text:p>3281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2">
            <text:p>3282</text:p>
          </table:table-cell>
          <table:table-cell table:style-name="ce1" office:value-type="string">
            <text:p>AIR DJIBOUTI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3">
            <text:p>3283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4">
            <text:p>3284</text:p>
          </table:table-cell>
          <table:table-cell table:style-name="ce1" office:value-type="string">
            <text:p>AERO VIRGIN ISLAND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5">
            <text:p>3285</text:p>
          </table:table-cell>
          <table:table-cell table:style-name="ce1" office:value-type="string">
            <text:p>AERO PERU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6">
            <text:p>3286</text:p>
          </table:table-cell>
          <table:table-cell table:style-name="ce1" office:value-type="string">
            <text:p>AEROLINEAS NICARAGUENSI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7">
            <text:p>3287</text:p>
          </table:table-cell>
          <table:table-cell table:style-name="ce1" office:value-type="string">
            <text:p>AERO COACH AVAIATI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8">
            <text:p>3288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89">
            <text:p>3289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0">
            <text:p>3290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1">
            <text:p>3291</text:p>
          </table:table-cell>
          <table:table-cell table:style-name="ce1" office:value-type="string">
            <text:p>ARIANA AFGHA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2">
            <text:p>3292</text:p>
          </table:table-cell>
          <table:table-cell table:style-name="ce1" office:value-type="string">
            <text:p>CYPRUS AIR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3">
            <text:p>3293</text:p>
          </table:table-cell>
          <table:table-cell table:style-name="ce1" office:value-type="string">
            <text:p>ECUATORIAN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4">
            <text:p>3294</text:p>
          </table:table-cell>
          <table:table-cell table:style-name="ce1" office:value-type="string">
            <text:p>ETHIOPIAN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5">
            <text:p>3295</text:p>
          </table:table-cell>
          <table:table-cell table:style-name="ce1" office:value-type="string">
            <text:p>KENYA 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6">
            <text:p>3296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7">
            <text:p>3297</text:p>
          </table:table-cell>
          <table:table-cell table:style-name="ce1" office:value-type="string">
            <text:p>Air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8">
            <text:p>3298</text:p>
          </table:table-cell>
          <table:table-cell table:style-name="ce1" office:value-type="string">
            <text:p>AIR MAURITIU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299">
            <text:p>3299</text:p>
          </table:table-cell>
          <table:table-cell table:style-name="ce1" office:value-type="string">
            <text:p>WIDERO’S FLYVESELSKAP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1">
            <text:p>3351</text:p>
          </table:table-cell>
          <table:table-cell table:style-name="ce1" office:value-type="string">
            <text:p>AFFILIATED AUTO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2">
            <text:p>3352</text:p>
          </table:table-cell>
          <table:table-cell table:style-name="ce1" office:value-type="string">
            <text:p>AMERICAN INTL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3">
            <text:p>3353</text:p>
          </table:table-cell>
          <table:table-cell table:style-name="ce1" office:value-type="string">
            <text:p>BROOKS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4">
            <text:p>3354</text:p>
          </table:table-cell>
          <table:table-cell table:style-name="ce1" office:value-type="string">
            <text:p>ACTION AUTO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5">
            <text:p>3355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6">
            <text:p>3356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7">
            <text:p>3357</text:p>
          </table:table-cell>
          <table:table-cell table:style-name="ce1" office:value-type="string">
            <text:p>HERTZ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8">
            <text:p>3358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59">
            <text:p>3359</text:p>
          </table:table-cell>
          <table:table-cell table:style-name="ce1" office:value-type="string">
            <text:p>PAYLESS 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0">
            <text:p>3360</text:p>
          </table:table-cell>
          <table:table-cell table:style-name="ce1" office:value-type="string">
            <text:p>SNAPPY 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1">
            <text:p>3361</text:p>
          </table:table-cell>
          <table:table-cell table:style-name="ce1" office:value-type="string">
            <text:p>AIRWAYS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2">
            <text:p>3362</text:p>
          </table:table-cell>
          <table:table-cell table:style-name="ce1" office:value-type="string">
            <text:p>ALTRA AUTO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3">
            <text:p>3363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4">
            <text:p>3364</text:p>
          </table:table-cell>
          <table:table-cell table:style-name="ce1" office:value-type="string">
            <text:p>AGENCY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5">
            <text:p>3365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6">
            <text:p>3366</text:p>
          </table:table-cell>
          <table:table-cell table:style-name="ce1" office:value-type="string">
            <text:p>BUDGET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7">
            <text:p>3367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8">
            <text:p>3368</text:p>
          </table:table-cell>
          <table:table-cell table:style-name="ce1" office:value-type="string">
            <text:p>HOLIDAY RENT-A-WRECK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69">
            <text:p>3369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0">
            <text:p>3370</text:p>
          </table:table-cell>
          <table:table-cell table:style-name="ce1" office:value-type="string">
            <text:p>RENT-A-WRECK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1">
            <text:p>3371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2">
            <text:p>3372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3">
            <text:p>3373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4">
            <text:p>3374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5">
            <text:p>3375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6">
            <text:p>3376</text:p>
          </table:table-cell>
          <table:table-cell table:style-name="ce1" office:value-type="string">
            <text:p>AJAX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7">
            <text:p>3377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8">
            <text:p>3378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79">
            <text:p>3379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0">
            <text:p>3380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1">
            <text:p>3381</text:p>
          </table:table-cell>
          <table:table-cell table:style-name="ce1" office:value-type="string">
            <text:p>EUROP 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2">
            <text:p>3382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3">
            <text:p>3383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4">
            <text:p>3384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5">
            <text:p>3385</text:p>
          </table:table-cell>
          <table:table-cell table:style-name="ce1" office:value-type="string">
            <text:p>TROPICAL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6">
            <text:p>3386</text:p>
          </table:table-cell>
          <table:table-cell table:style-name="ce1" office:value-type="string">
            <text:p>SHOWCASE RENTAL CA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7">
            <text:p>3387</text:p>
          </table:table-cell>
          <table:table-cell table:style-name="ce1" office:value-type="string">
            <text:p>ALAMO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8">
            <text:p>3388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89">
            <text:p>3389</text:p>
          </table:table-cell>
          <table:table-cell table:style-name="ce1" office:value-type="string">
            <text:p>AVIS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0">
            <text:p>3390</text:p>
          </table:table-cell>
          <table:table-cell table:style-name="ce1" office:value-type="string">
            <text:p>DOLLAR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1">
            <text:p>3391</text:p>
          </table:table-cell>
          <table:table-cell table:style-name="ce1" office:value-type="string">
            <text:p>EUROPE BY 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2">
            <text:p>3392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3">
            <text:p>3393</text:p>
          </table:table-cell>
          <table:table-cell table:style-name="ce1" office:value-type="string">
            <text:p>NATIONAL 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4">
            <text:p>3394</text:p>
          </table:table-cell>
          <table:table-cell table:style-name="ce1" office:value-type="string">
            <text:p>KEMWELL GROUP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5">
            <text:p>3395</text:p>
          </table:table-cell>
          <table:table-cell table:style-name="ce1" office:value-type="string">
            <text:p>THRIFTY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6">
            <text:p>3396</text:p>
          </table:table-cell>
          <table:table-cell table:style-name="ce1" office:value-type="string">
            <text:p>TILDEN T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7">
            <text:p>3397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8">
            <text:p>3398</text:p>
          </table:table-cell>
          <table:table-cell table:style-name="ce1" office:value-type="string">
            <text:p>ECONO-CAR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399">
            <text:p>3399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0">
            <text:p>3400</text:p>
          </table:table-cell>
          <table:table-cell table:style-name="ce1" office:value-type="string">
            <text:p>AUTO HOST COST CAR RENTA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1">
            <text:p>3401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2">
            <text:p>3402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3">
            <text:p>3403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4">
            <text:p>3404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5">
            <text:p>3405</text:p>
          </table:table-cell>
          <table:table-cell table:style-name="ce1" office:value-type="string">
            <text:p>ENTERPRIS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6">
            <text:p>3406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7">
            <text:p>3407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8">
            <text:p>3408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09">
            <text:p>3409</text:p>
          </table:table-cell>
          <table:table-cell table:style-name="ce1" office:value-type="string">
            <text:p>GENERAL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0">
            <text:p>3410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1">
            <text:p>3411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2">
            <text:p>3412</text:p>
          </table:table-cell>
          <table:table-cell table:style-name="ce1" office:value-type="string">
            <text:p>A-1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3">
            <text:p>3413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4">
            <text:p>3414</text:p>
          </table:table-cell>
          <table:table-cell table:style-name="ce1" office:value-type="string">
            <text:p>GODFREY NATL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5">
            <text:p>3415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6">
            <text:p>3416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7">
            <text:p>3417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8">
            <text:p>3418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19">
            <text:p>3419</text:p>
          </table:table-cell>
          <table:table-cell table:style-name="ce1" office:value-type="string">
            <text:p>ALPHA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0">
            <text:p>3420</text:p>
          </table:table-cell>
          <table:table-cell table:style-name="ce1" office:value-type="string">
            <text:p>ANSA INTL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1">
            <text:p>3421</text:p>
          </table:table-cell>
          <table:table-cell table:style-name="ce1" office:value-type="string">
            <text:p>ALLSTA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2">
            <text:p>3422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3">
            <text:p>3423</text:p>
          </table:table-cell>
          <table:table-cell table:style-name="ce1" office:value-type="string">
            <text:p>AVCAR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4">
            <text:p>3424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5">
            <text:p>3425</text:p>
          </table:table-cell>
          <table:table-cell table:style-name="ce1" office:value-type="string">
            <text:p>AUTOMAT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6">
            <text:p>3426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7">
            <text:p>3427</text:p>
          </table:table-cell>
          <table:table-cell table:style-name="ce1" office:value-type="string">
            <text:p>AVON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8">
            <text:p>3428</text:p>
          </table:table-cell>
          <table:table-cell table:style-name="ce1" office:value-type="string">
            <text:p>CAREY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29">
            <text:p>3429</text:p>
          </table:table-cell>
          <table:table-cell table:style-name="ce1" office:value-type="string">
            <text:p>INSURANC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0">
            <text:p>3430</text:p>
          </table:table-cell>
          <table:table-cell table:style-name="ce1" office:value-type="string">
            <text:p>MAJOR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1">
            <text:p>3431</text:p>
          </table:table-cell>
          <table:table-cell table:style-name="ce1" office:value-type="string">
            <text:p>REPLACEMENT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2">
            <text:p>3432</text:p>
          </table:table-cell>
          <table:table-cell table:style-name="ce1" office:value-type="string">
            <text:p>RESERV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3">
            <text:p>3433</text:p>
          </table:table-cell>
          <table:table-cell table:style-name="ce1" office:value-type="string">
            <text:p>UGLY DUCKLING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4">
            <text:p>3434</text:p>
          </table:table-cell>
          <table:table-cell table:style-name="ce1" office:value-type="string">
            <text:p>USA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5">
            <text:p>3435</text:p>
          </table:table-cell>
          <table:table-cell table:style-name="ce1" office:value-type="string">
            <text:p>VALU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6">
            <text:p>3436</text:p>
          </table:table-cell>
          <table:table-cell table:style-name="ce1" office:value-type="string">
            <text:p>AUTOHANSA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7">
            <text:p>3437</text:p>
          </table:table-cell>
          <table:table-cell table:style-name="ce1" office:value-type="string">
            <text:p>CIT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8">
            <text:p>3438</text:p>
          </table:table-cell>
          <table:table-cell table:style-name="ce1" office:value-type="string">
            <text:p>INTERENT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39">
            <text:p>3439</text:p>
          </table:table-cell>
          <table:table-cell table:style-name="ce1" office:value-type="string">
            <text:p>MILLEVILL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40">
            <text:p>3440</text:p>
          </table:table-cell>
          <table:table-cell table:style-name="ce1" office:value-type="string">
            <text:p>VIA ROUTE RENT-A-CA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441">
            <text:p>3441</text:p>
          </table:table-cell>
          <table:table-cell table:style-name="ce1" office:value-type="string">
            <text:p>Car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1">
            <text:p>3501</text:p>
          </table:table-cell>
          <table:table-cell table:style-name="ce1" office:value-type="string">
            <text:p>HOLIDAY INN EXPRES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1">
            <text:p>3501</text:p>
          </table:table-cell>
          <table:table-cell table:style-name="ce1" office:value-type="string">
            <text:p>HOLIDAY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2">
            <text:p>3502</text:p>
          </table:table-cell>
          <table:table-cell table:style-name="ce1" office:value-type="string">
            <text:p>BEST WESTER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3">
            <text:p>3503</text:p>
          </table:table-cell>
          <table:table-cell table:style-name="ce1" office:value-type="string">
            <text:p>SHERAT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4">
            <text:p>3504</text:p>
          </table:table-cell>
          <table:table-cell table:style-name="ce1" office:value-type="string">
            <text:p>HILT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5">
            <text:p>3505</text:p>
          </table:table-cell>
          <table:table-cell table:style-name="ce1" office:value-type="string">
            <text:p>FORT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6">
            <text:p>3506</text:p>
          </table:table-cell>
          <table:table-cell table:style-name="ce1" office:value-type="string">
            <text:p>GOLDEN TULIP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7">
            <text:p>3507</text:p>
          </table:table-cell>
          <table:table-cell table:style-name="ce1" office:value-type="string">
            <text:p>FRIENDSHIP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8">
            <text:p>3508</text:p>
          </table:table-cell>
          <table:table-cell table:style-name="ce1" office:value-type="string">
            <text:p>QUALITY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8">
            <text:p>3508</text:p>
          </table:table-cell>
          <table:table-cell table:style-name="ce1" office:value-type="string">
            <text:p>QUALITY SUIT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09">
            <text:p>3509</text:p>
          </table:table-cell>
          <table:table-cell table:style-name="ce1" office:value-type="string">
            <text:p>MARRIOTT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0">
            <text:p>3510</text:p>
          </table:table-cell>
          <table:table-cell table:style-name="ce1" office:value-type="string">
            <text:p>DAYSTOP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0">
            <text:p>3510</text:p>
          </table:table-cell>
          <table:table-cell table:style-name="ce1" office:value-type="string">
            <text:p>DAYS IN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1">
            <text:p>3511</text:p>
          </table:table-cell>
          <table:table-cell table:style-name="ce1" office:value-type="string">
            <text:p>ARABELL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2">
            <text:p>3512</text:p>
          </table:table-cell>
          <table:table-cell table:style-name="ce1" office:value-type="string">
            <text:p>INTER-CONTINENTA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3">
            <text:p>3513</text:p>
          </table:table-cell>
          <table:table-cell table:style-name="ce1" office:value-type="string">
            <text:p>WESTI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4">
            <text:p>351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5">
            <text:p>3515</text:p>
          </table:table-cell>
          <table:table-cell table:style-name="ce1" office:value-type="string">
            <text:p>RODEWAY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6">
            <text:p>3516</text:p>
          </table:table-cell>
          <table:table-cell table:style-name="ce1" office:value-type="string">
            <text:p>LA QUINTA MOTOR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7">
            <text:p>3517</text:p>
          </table:table-cell>
          <table:table-cell table:style-name="ce1" office:value-type="string">
            <text:p>AMERICAN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8">
            <text:p>3518</text:p>
          </table:table-cell>
          <table:table-cell table:style-name="ce1" office:value-type="string">
            <text:p>SO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19">
            <text:p>3519</text:p>
          </table:table-cell>
          <table:table-cell table:style-name="ce1" office:value-type="string">
            <text:p>PULLMAN INTERNATIONA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0">
            <text:p>3520</text:p>
          </table:table-cell>
          <table:table-cell table:style-name="ce1" office:value-type="string">
            <text:p>MERIDIE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1">
            <text:p>3521</text:p>
          </table:table-cell>
          <table:table-cell table:style-name="ce1" office:value-type="string">
            <text:p>CREST HOTELS (see FORTE HOTELS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2">
            <text:p>3522</text:p>
          </table:table-cell>
          <table:table-cell table:style-name="ce1" office:value-type="string">
            <text:p>TOKYO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3">
            <text:p>3523</text:p>
          </table:table-cell>
          <table:table-cell table:style-name="ce1" office:value-type="string">
            <text:p>PENNSULA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4">
            <text:p>3524</text:p>
          </table:table-cell>
          <table:table-cell table:style-name="ce1" office:value-type="string">
            <text:p>WELCOMGROUP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5">
            <text:p>3525</text:p>
          </table:table-cell>
          <table:table-cell table:style-name="ce1" office:value-type="string">
            <text:p>DUNFE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6">
            <text:p>352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7">
            <text:p>3527</text:p>
          </table:table-cell>
          <table:table-cell table:style-name="ce1" office:value-type="string">
            <text:p>DOWNTOWNER-PASSPORT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8">
            <text:p>3528</text:p>
          </table:table-cell>
          <table:table-cell table:style-name="ce1" office:value-type="string">
            <text:p>RED LI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8">
            <text:p>3528</text:p>
          </table:table-cell>
          <table:table-cell table:style-name="ce1" office:value-type="string">
            <text:p>RED LION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29">
            <text:p>3529</text:p>
          </table:table-cell>
          <table:table-cell table:style-name="ce1" office:value-type="string">
            <text:p>CP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0">
            <text:p>3530</text:p>
          </table:table-cell>
          <table:table-cell table:style-name="ce1" office:value-type="string">
            <text:p>RENAISSANC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0">
            <text:p>3530</text:p>
          </table:table-cell>
          <table:table-cell table:style-name="ce1" office:value-type="string">
            <text:p>STOUFFER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1">
            <text:p>3531</text:p>
          </table:table-cell>
          <table:table-cell table:style-name="ce1" office:value-type="string">
            <text:p>ASTIR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2">
            <text:p>3532</text:p>
          </table:table-cell>
          <table:table-cell table:style-name="ce1" office:value-type="string">
            <text:p>SUN ROUT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3">
            <text:p>3533</text:p>
          </table:table-cell>
          <table:table-cell table:style-name="ce1" office:value-type="string">
            <text:p>HOTEL IBI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4">
            <text:p>3534</text:p>
          </table:table-cell>
          <table:table-cell table:style-name="ce1" office:value-type="string">
            <text:p>SOUTHERN PACIFIC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5">
            <text:p>3535</text:p>
          </table:table-cell>
          <table:table-cell table:style-name="ce1" office:value-type="string">
            <text:p>HILTON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6">
            <text:p>3536</text:p>
          </table:table-cell>
          <table:table-cell table:style-name="ce1" office:value-type="string">
            <text:p>AMFAC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7">
            <text:p>3537</text:p>
          </table:table-cell>
          <table:table-cell table:style-name="ce1" office:value-type="string">
            <text:p>ANA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8">
            <text:p>3538</text:p>
          </table:table-cell>
          <table:table-cell table:style-name="ce1" office:value-type="string">
            <text:p>CONCORD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39">
            <text:p>353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0">
            <text:p>3540</text:p>
          </table:table-cell>
          <table:table-cell table:style-name="ce1" office:value-type="string">
            <text:p>IBEROTE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1">
            <text:p>3541</text:p>
          </table:table-cell>
          <table:table-cell table:style-name="ce1" office:value-type="string">
            <text:p>HOTEL OKUR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2">
            <text:p>3542</text:p>
          </table:table-cell>
          <table:table-cell table:style-name="ce1" office:value-type="string">
            <text:p>ROYA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3">
            <text:p>3543</text:p>
          </table:table-cell>
          <table:table-cell table:style-name="ce1" office:value-type="string">
            <text:p>FOUR SEASON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4">
            <text:p>3544</text:p>
          </table:table-cell>
          <table:table-cell table:style-name="ce1" office:value-type="string">
            <text:p>CIG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5">
            <text:p>3545</text:p>
          </table:table-cell>
          <table:table-cell table:style-name="ce1" office:value-type="string">
            <text:p>SHANGRI-LA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6">
            <text:p>354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7">
            <text:p>354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8">
            <text:p>3548</text:p>
          </table:table-cell>
          <table:table-cell table:style-name="ce1" office:value-type="string">
            <text:p>HOTELES MELI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49">
            <text:p>3549</text:p>
          </table:table-cell>
          <table:table-cell table:style-name="ce1" office:value-type="string">
            <text:p>AUBERGE DES GOVERNEU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0">
            <text:p>3550</text:p>
          </table:table-cell>
          <table:table-cell table:style-name="ce1" office:value-type="string">
            <text:p>REGAL 8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1">
            <text:p>355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2">
            <text:p>3552</text:p>
          </table:table-cell>
          <table:table-cell table:style-name="ce1" office:value-type="string">
            <text:p>COAST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3">
            <text:p>3553</text:p>
          </table:table-cell>
          <table:table-cell table:style-name="ce1" office:value-type="string">
            <text:p>PARK INNS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4">
            <text:p>355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5">
            <text:p>3555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6">
            <text:p>355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7">
            <text:p>355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8">
            <text:p>3558</text:p>
          </table:table-cell>
          <table:table-cell table:style-name="ce1" office:value-type="string">
            <text:p>JOLL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59">
            <text:p>355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0">
            <text:p>356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1">
            <text:p>356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2">
            <text:p>3562</text:p>
          </table:table-cell>
          <table:table-cell table:style-name="ce1" office:value-type="string">
            <text:p>COMFORT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3">
            <text:p>3563</text:p>
          </table:table-cell>
          <table:table-cell table:style-name="ce1" office:value-type="string">
            <text:p>JOURNEY’S END MOT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4">
            <text:p>356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5">
            <text:p>3565</text:p>
          </table:table-cell>
          <table:table-cell table:style-name="ce1" office:value-type="string">
            <text:p>RELAX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6">
            <text:p>356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7">
            <text:p>356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8">
            <text:p>3568</text:p>
          </table:table-cell>
          <table:table-cell table:style-name="ce1" office:value-type="string">
            <text:p>LADBROK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69">
            <text:p>356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0">
            <text:p>3570</text:p>
          </table:table-cell>
          <table:table-cell table:style-name="ce1" office:value-type="string">
            <text:p>FORUM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1">
            <text:p>357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2">
            <text:p>3572</text:p>
          </table:table-cell>
          <table:table-cell table:style-name="ce1" office:value-type="string">
            <text:p>MIYAKO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3">
            <text:p>3573</text:p>
          </table:table-cell>
          <table:table-cell table:style-name="ce1" office:value-type="string">
            <text:p>SANDMA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4">
            <text:p>3574</text:p>
          </table:table-cell>
          <table:table-cell table:style-name="ce1" office:value-type="string">
            <text:p>VENTURE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5">
            <text:p>3575</text:p>
          </table:table-cell>
          <table:table-cell table:style-name="ce1" office:value-type="string">
            <text:p>VAGABOND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6">
            <text:p>357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7">
            <text:p>3577</text:p>
          </table:table-cell>
          <table:table-cell table:style-name="ce1" office:value-type="string">
            <text:p>MANDARIN ORIENTAL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8">
            <text:p>357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79">
            <text:p>3579</text:p>
          </table:table-cell>
          <table:table-cell table:style-name="ce1" office:value-type="string">
            <text:p>HOTEL MERCUR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0">
            <text:p>358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1">
            <text:p>3581</text:p>
          </table:table-cell>
          <table:table-cell table:style-name="ce1" office:value-type="string">
            <text:p>DELTA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2">
            <text:p>358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3">
            <text:p>3583</text:p>
          </table:table-cell>
          <table:table-cell table:style-name="ce1" office:value-type="string">
            <text:p>SA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4">
            <text:p>3584</text:p>
          </table:table-cell>
          <table:table-cell table:style-name="ce1" office:value-type="string">
            <text:p>PRINCESS HOTELS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5">
            <text:p>3585</text:p>
          </table:table-cell>
          <table:table-cell table:style-name="ce1" office:value-type="string">
            <text:p>HUNGAR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6">
            <text:p>3586</text:p>
          </table:table-cell>
          <table:table-cell table:style-name="ce1" office:value-type="string">
            <text:p>SOKO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7">
            <text:p>3587</text:p>
          </table:table-cell>
          <table:table-cell table:style-name="ce1" office:value-type="string">
            <text:p>DORA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8">
            <text:p>3588</text:p>
          </table:table-cell>
          <table:table-cell table:style-name="ce1" office:value-type="string">
            <text:p>HELMSLE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89">
            <text:p>358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0">
            <text:p>3590</text:p>
          </table:table-cell>
          <table:table-cell table:style-name="ce1" office:value-type="string">
            <text:p>FAIRMONT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1">
            <text:p>3591</text:p>
          </table:table-cell>
          <table:table-cell table:style-name="ce1" office:value-type="string">
            <text:p>SONEST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2">
            <text:p>3592</text:p>
          </table:table-cell>
          <table:table-cell table:style-name="ce1" office:value-type="string">
            <text:p>OMNI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3">
            <text:p>3593</text:p>
          </table:table-cell>
          <table:table-cell table:style-name="ce1" office:value-type="string">
            <text:p>CUNARD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4">
            <text:p>359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5">
            <text:p>3595</text:p>
          </table:table-cell>
          <table:table-cell table:style-name="ce1" office:value-type="string">
            <text:p>HOSPITALITY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6">
            <text:p>359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7">
            <text:p>359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8">
            <text:p>3598</text:p>
          </table:table-cell>
          <table:table-cell table:style-name="ce1" office:value-type="string">
            <text:p>REGENT INTERNATIONA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599">
            <text:p>3599</text:p>
          </table:table-cell>
          <table:table-cell table:style-name="ce1" office:value-type="string">
            <text:p>PANNONI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0">
            <text:p>360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1">
            <text:p>360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2">
            <text:p>360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3">
            <text:p>3603</text:p>
          </table:table-cell>
          <table:table-cell table:style-name="ce1" office:value-type="string">
            <text:p>NOAH’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4">
            <text:p>360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5">
            <text:p>3605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6">
            <text:p>360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7">
            <text:p>360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8">
            <text:p>360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09">
            <text:p>360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0">
            <text:p>361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1">
            <text:p>361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2">
            <text:p>3612</text:p>
          </table:table-cell>
          <table:table-cell table:style-name="ce1" office:value-type="string">
            <text:p>MOVENPICK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3">
            <text:p>3613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4">
            <text:p>361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5">
            <text:p>3615</text:p>
          </table:table-cell>
          <table:table-cell table:style-name="ce1" office:value-type="string">
            <text:p>TRAVELODG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6">
            <text:p>361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7">
            <text:p>361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8">
            <text:p>361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19">
            <text:p>361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0">
            <text:p>3620</text:p>
          </table:table-cell>
          <table:table-cell table:style-name="ce1" office:value-type="string">
            <text:p>TELFORD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1">
            <text:p>362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2">
            <text:p>3622</text:p>
          </table:table-cell>
          <table:table-cell table:style-name="ce1" office:value-type="string">
            <text:p>MERLI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3">
            <text:p>3623</text:p>
          </table:table-cell>
          <table:table-cell table:style-name="ce1" office:value-type="string">
            <text:p>DORINT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4">
            <text:p>362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5">
            <text:p>3625</text:p>
          </table:table-cell>
          <table:table-cell table:style-name="ce1" office:value-type="string">
            <text:p>HOTLE UNIVERSAL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6">
            <text:p>3626</text:p>
          </table:table-cell>
          <table:table-cell table:style-name="ce1" office:value-type="string">
            <text:p>PRINC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7">
            <text:p>362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8">
            <text:p>362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29">
            <text:p>3629</text:p>
          </table:table-cell>
          <table:table-cell table:style-name="ce1" office:value-type="string">
            <text:p>DA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0">
            <text:p>363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1">
            <text:p>363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2">
            <text:p>363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3">
            <text:p>3633</text:p>
          </table:table-cell>
          <table:table-cell table:style-name="ce1" office:value-type="string">
            <text:p>RANK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4">
            <text:p>3634</text:p>
          </table:table-cell>
          <table:table-cell table:style-name="ce1" office:value-type="string">
            <text:p>SWISS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5">
            <text:p>3635</text:p>
          </table:table-cell>
          <table:table-cell table:style-name="ce1" office:value-type="string">
            <text:p>RESO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6">
            <text:p>3636</text:p>
          </table:table-cell>
          <table:table-cell table:style-name="ce1" office:value-type="string">
            <text:p>SAROV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7">
            <text:p>3637</text:p>
          </table:table-cell>
          <table:table-cell table:style-name="ce1" office:value-type="string">
            <text:p>RAMADA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7">
            <text:p>3637</text:p>
          </table:table-cell>
          <table:table-cell table:style-name="ce1" office:value-type="string">
            <text:p>RAMADA LIMITE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8">
            <text:p>3638</text:p>
          </table:table-cell>
          <table:table-cell table:style-name="ce1" office:value-type="string">
            <text:p>HO JO IN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8">
            <text:p>3638</text:p>
          </table:table-cell>
          <table:table-cell table:style-name="ce1" office:value-type="string">
            <text:p>HOWARD JOHNS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39">
            <text:p>3639</text:p>
          </table:table-cell>
          <table:table-cell table:style-name="ce1" office:value-type="string">
            <text:p>MOUNT CHARLOTTE THISTL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0">
            <text:p>3640</text:p>
          </table:table-cell>
          <table:table-cell table:style-name="ce1" office:value-type="string">
            <text:p>HYATT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1">
            <text:p>3641</text:p>
          </table:table-cell>
          <table:table-cell table:style-name="ce1" office:value-type="string">
            <text:p>SOFITE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2">
            <text:p>3642</text:p>
          </table:table-cell>
          <table:table-cell table:style-name="ce1" office:value-type="string">
            <text:p>NOVOTE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3">
            <text:p>3643</text:p>
          </table:table-cell>
          <table:table-cell table:style-name="ce1" office:value-type="string">
            <text:p>STEIGENBERGER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4">
            <text:p>3644</text:p>
          </table:table-cell>
          <table:table-cell table:style-name="ce1" office:value-type="string">
            <text:p>ECONO LODG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5">
            <text:p>3645</text:p>
          </table:table-cell>
          <table:table-cell table:style-name="ce1" office:value-type="string">
            <text:p>QUEENS MOAT HOUS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6">
            <text:p>3646</text:p>
          </table:table-cell>
          <table:table-cell table:style-name="ce1" office:value-type="string">
            <text:p>SWALLOW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7">
            <text:p>3647</text:p>
          </table:table-cell>
          <table:table-cell table:style-name="ce1" office:value-type="string">
            <text:p>HUS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8">
            <text:p>3648</text:p>
          </table:table-cell>
          <table:table-cell table:style-name="ce1" office:value-type="string">
            <text:p>DE VER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49">
            <text:p>3649</text:p>
          </table:table-cell>
          <table:table-cell table:style-name="ce1" office:value-type="string">
            <text:p>RADISS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0">
            <text:p>3650</text:p>
          </table:table-cell>
          <table:table-cell table:style-name="ce1" office:value-type="string">
            <text:p>RED ROOK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1">
            <text:p>3651</text:p>
          </table:table-cell>
          <table:table-cell table:style-name="ce1" office:value-type="string">
            <text:p>IMPERIAL LONDON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2">
            <text:p>3652</text:p>
          </table:table-cell>
          <table:table-cell table:style-name="ce1" office:value-type="string">
            <text:p>EMBASS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3">
            <text:p>3653</text:p>
          </table:table-cell>
          <table:table-cell table:style-name="ce1" office:value-type="string">
            <text:p>PENT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4">
            <text:p>3654</text:p>
          </table:table-cell>
          <table:table-cell table:style-name="ce1" office:value-type="string">
            <text:p>LOEW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5">
            <text:p>3655</text:p>
          </table:table-cell>
          <table:table-cell table:style-name="ce1" office:value-type="string">
            <text:p>SCANDIC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6">
            <text:p>3656</text:p>
          </table:table-cell>
          <table:table-cell table:style-name="ce1" office:value-type="string">
            <text:p>SAR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7">
            <text:p>3657</text:p>
          </table:table-cell>
          <table:table-cell table:style-name="ce1" office:value-type="string">
            <text:p>OBEROI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8">
            <text:p>3658</text:p>
          </table:table-cell>
          <table:table-cell table:style-name="ce1" office:value-type="string">
            <text:p>OTANI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59">
            <text:p>3659</text:p>
          </table:table-cell>
          <table:table-cell table:style-name="ce1" office:value-type="string">
            <text:p>TAJ HOTELS INTERNATI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0">
            <text:p>3660</text:p>
          </table:table-cell>
          <table:table-cell table:style-name="ce1" office:value-type="string">
            <text:p>KNIGHTS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1">
            <text:p>3661</text:p>
          </table:table-cell>
          <table:table-cell table:style-name="ce1" office:value-type="string">
            <text:p>METROPOL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2">
            <text:p>366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3">
            <text:p>3663</text:p>
          </table:table-cell>
          <table:table-cell table:style-name="ce1" office:value-type="string">
            <text:p>HOTELES EL PRESIDEN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4">
            <text:p>3664</text:p>
          </table:table-cell>
          <table:table-cell table:style-name="ce1" office:value-type="string">
            <text:p>FLAG IN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5">
            <text:p>3665</text:p>
          </table:table-cell>
          <table:table-cell table:style-name="ce1" office:value-type="string">
            <text:p>HAMPTON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6">
            <text:p>3666</text:p>
          </table:table-cell>
          <table:table-cell table:style-name="ce1" office:value-type="string">
            <text:p>STAKI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7">
            <text:p>366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8">
            <text:p>3668</text:p>
          </table:table-cell>
          <table:table-cell table:style-name="ce1" office:value-type="string">
            <text:p>MARITIM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69">
            <text:p>366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0">
            <text:p>3670</text:p>
          </table:table-cell>
          <table:table-cell table:style-name="ce1" office:value-type="string">
            <text:p>ARCARD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1">
            <text:p>3671</text:p>
          </table:table-cell>
          <table:table-cell table:style-name="ce1" office:value-type="string">
            <text:p>ARCTI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2">
            <text:p>3672</text:p>
          </table:table-cell>
          <table:table-cell table:style-name="ce1" office:value-type="string">
            <text:p>CAMPANIE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3">
            <text:p>3673</text:p>
          </table:table-cell>
          <table:table-cell table:style-name="ce1" office:value-type="string">
            <text:p>IBUSZ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4">
            <text:p>3674</text:p>
          </table:table-cell>
          <table:table-cell table:style-name="ce1" office:value-type="string">
            <text:p>RANTASIPI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5">
            <text:p>3675</text:p>
          </table:table-cell>
          <table:table-cell table:style-name="ce1" office:value-type="string">
            <text:p>INTERHOTEL CEDOK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6">
            <text:p>367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7">
            <text:p>3677</text:p>
          </table:table-cell>
          <table:table-cell table:style-name="ce1" office:value-type="string">
            <text:p>CLIMAT DE FRANC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8">
            <text:p>3678</text:p>
          </table:table-cell>
          <table:table-cell table:style-name="ce1" office:value-type="string">
            <text:p>CUMULU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79">
            <text:p>3679</text:p>
          </table:table-cell>
          <table:table-cell table:style-name="ce1" office:value-type="string">
            <text:p>DANUBIUS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0">
            <text:p>368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1">
            <text:p>3681</text:p>
          </table:table-cell>
          <table:table-cell table:style-name="ce1" office:value-type="string">
            <text:p>ADAMS MARK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2">
            <text:p>3682</text:p>
          </table:table-cell>
          <table:table-cell table:style-name="ce1" office:value-type="string">
            <text:p>ALLSTAR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3">
            <text:p>3683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4">
            <text:p>3684</text:p>
          </table:table-cell>
          <table:table-cell table:style-name="ce1" office:value-type="string">
            <text:p>BUDGET HOST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5">
            <text:p>3685</text:p>
          </table:table-cell>
          <table:table-cell table:style-name="ce1" office:value-type="string">
            <text:p>BUDGETE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6">
            <text:p>3686</text:p>
          </table:table-cell>
          <table:table-cell table:style-name="ce1" office:value-type="string">
            <text:p>SUISSE CHALE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7">
            <text:p>3687</text:p>
          </table:table-cell>
          <table:table-cell table:style-name="ce1" office:value-type="string">
            <text:p>CLARI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8">
            <text:p>3688</text:p>
          </table:table-cell>
          <table:table-cell table:style-name="ce1" office:value-type="string">
            <text:p>COMPRI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89">
            <text:p>3689</text:p>
          </table:table-cell>
          <table:table-cell table:style-name="ce1" office:value-type="string">
            <text:p>CONSORT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0">
            <text:p>3690</text:p>
          </table:table-cell>
          <table:table-cell table:style-name="ce1" office:value-type="string">
            <text:p>COURTYARD BY MARRIOT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1">
            <text:p>3691</text:p>
          </table:table-cell>
          <table:table-cell table:style-name="ce1" office:value-type="string">
            <text:p>DILLION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2">
            <text:p>3692</text:p>
          </table:table-cell>
          <table:table-cell table:style-name="ce1" office:value-type="string">
            <text:p>DOUBLETRE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3">
            <text:p>3693</text:p>
          </table:table-cell>
          <table:table-cell table:style-name="ce1" office:value-type="string">
            <text:p>DRURY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4">
            <text:p>3694</text:p>
          </table:table-cell>
          <table:table-cell table:style-name="ce1" office:value-type="string">
            <text:p>ECONOMY INNS OF AMERICA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5">
            <text:p>3695</text:p>
          </table:table-cell>
          <table:table-cell table:style-name="ce1" office:value-type="string">
            <text:p>EMBASSY SUIT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6">
            <text:p>3696</text:p>
          </table:table-cell>
          <table:table-cell table:style-name="ce1" office:value-type="string">
            <text:p>EXEL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7">
            <text:p>3697</text:p>
          </table:table-cell>
          <table:table-cell table:style-name="ce1" office:value-type="string">
            <text:p>FARFIELD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8">
            <text:p>3698</text:p>
          </table:table-cell>
          <table:table-cell table:style-name="ce1" office:value-type="string">
            <text:p>HARLE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699">
            <text:p>3699</text:p>
          </table:table-cell>
          <table:table-cell table:style-name="ce1" office:value-type="string">
            <text:p>MIDWAY MOTOR LODG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0">
            <text:p>3700</text:p>
          </table:table-cell>
          <table:table-cell table:style-name="ce1" office:value-type="string">
            <text:p>MOTEL 6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1">
            <text:p>3701</text:p>
          </table:table-cell>
          <table:table-cell table:style-name="ce1" office:value-type="string">
            <text:p>GUEST QUARTERS (Formally PICKETT SUITE HOTELS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2">
            <text:p>3702</text:p>
          </table:table-cell>
          <table:table-cell table:style-name="ce1" office:value-type="string">
            <text:p>THE REGISTR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3">
            <text:p>3703</text:p>
          </table:table-cell>
          <table:table-cell table:style-name="ce1" office:value-type="string">
            <text:p>RESIDENCE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4">
            <text:p>3704</text:p>
          </table:table-cell>
          <table:table-cell table:style-name="ce1" office:value-type="string">
            <text:p>ROYC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5">
            <text:p>3705</text:p>
          </table:table-cell>
          <table:table-cell table:style-name="ce1" office:value-type="string">
            <text:p>SANDMAN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6">
            <text:p>3706</text:p>
          </table:table-cell>
          <table:table-cell table:style-name="ce1" office:value-type="string">
            <text:p>SHILO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7">
            <text:p>3707</text:p>
          </table:table-cell>
          <table:table-cell table:style-name="ce1" office:value-type="string">
            <text:p>SHONEY’S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8">
            <text:p>370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09">
            <text:p>3709</text:p>
          </table:table-cell>
          <table:table-cell table:style-name="ce1" office:value-type="string">
            <text:p>SUPER8 M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0">
            <text:p>3710</text:p>
          </table:table-cell>
          <table:table-cell table:style-name="ce1" office:value-type="string">
            <text:p>THE RITZ CARLT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1">
            <text:p>3711</text:p>
          </table:table-cell>
          <table:table-cell table:style-name="ce1" office:value-type="string">
            <text:p>FLAG INNS (AUSRALI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2">
            <text:p>3712</text:p>
          </table:table-cell>
          <table:table-cell table:style-name="ce1" office:value-type="string">
            <text:p>GOLDEN CHAIN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3">
            <text:p>3713</text:p>
          </table:table-cell>
          <table:table-cell table:style-name="ce1" office:value-type="string">
            <text:p>QUALITY PACIFIC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4">
            <text:p>3714</text:p>
          </table:table-cell>
          <table:table-cell table:style-name="ce1" office:value-type="string">
            <text:p>FOUR SEASONS HOTEL (AUSTRALIA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5">
            <text:p>3715</text:p>
          </table:table-cell>
          <table:table-cell table:style-name="ce1" office:value-type="string">
            <text:p>FARIFIELD IN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6">
            <text:p>3716</text:p>
          </table:table-cell>
          <table:table-cell table:style-name="ce1" office:value-type="string">
            <text:p>CARLTO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7">
            <text:p>3717</text:p>
          </table:table-cell>
          <table:table-cell table:style-name="ce1" office:value-type="string">
            <text:p>CITY LODGE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8">
            <text:p>3718</text:p>
          </table:table-cell>
          <table:table-cell table:style-name="ce1" office:value-type="string">
            <text:p>KAROS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19">
            <text:p>3719</text:p>
          </table:table-cell>
          <table:table-cell table:style-name="ce1" office:value-type="string">
            <text:p>PROTE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0">
            <text:p>3720</text:p>
          </table:table-cell>
          <table:table-cell table:style-name="ce1" office:value-type="string">
            <text:p>SOUTHERN SUN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1">
            <text:p>3721</text:p>
          </table:table-cell>
          <table:table-cell table:style-name="ce1" office:value-type="string">
            <text:p>HILTON CONRA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2">
            <text:p>3722</text:p>
          </table:table-cell>
          <table:table-cell table:style-name="ce1" office:value-type="string">
            <text:p>WYNDHAM HOTEL AND 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3">
            <text:p>3723</text:p>
          </table:table-cell>
          <table:table-cell table:style-name="ce1" office:value-type="string">
            <text:p>RIC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4">
            <text:p>3724</text:p>
          </table:table-cell>
          <table:table-cell table:style-name="ce1" office:value-type="string">
            <text:p>INER NOR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5">
            <text:p>3725</text:p>
          </table:table-cell>
          <table:table-cell table:style-name="ce1" office:value-type="string">
            <text:p>SEAINES PLANATI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6">
            <text:p>3726</text:p>
          </table:table-cell>
          <table:table-cell table:style-name="ce1" office:value-type="string">
            <text:p>RIO SUIT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7">
            <text:p>3727</text:p>
          </table:table-cell>
          <table:table-cell table:style-name="ce1" office:value-type="string">
            <text:p>BROADMOOR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8">
            <text:p>3728</text:p>
          </table:table-cell>
          <table:table-cell table:style-name="ce1" office:value-type="string">
            <text:p>BALLY’S HOTEL AND CASINO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29">
            <text:p>3729</text:p>
          </table:table-cell>
          <table:table-cell table:style-name="ce1" office:value-type="string">
            <text:p>JOHN ASCUAGA’S NUGGE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0">
            <text:p>3730</text:p>
          </table:table-cell>
          <table:table-cell table:style-name="ce1" office:value-type="string">
            <text:p>MGM GRAND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1">
            <text:p>3731</text:p>
          </table:table-cell>
          <table:table-cell table:style-name="ce1" office:value-type="string">
            <text:p>HARRAH’S HOTELS AND CASINO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2">
            <text:p>3732</text:p>
          </table:table-cell>
          <table:table-cell table:style-name="ce1" office:value-type="string">
            <text:p>OPRYLAND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3">
            <text:p>3733</text:p>
          </table:table-cell>
          <table:table-cell table:style-name="ce1" office:value-type="string">
            <text:p>BOCA RATON RESOR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4">
            <text:p>3734</text:p>
          </table:table-cell>
          <table:table-cell table:style-name="ce1" office:value-type="string">
            <text:p>HARVEY/BRISTOL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5">
            <text:p>3735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6">
            <text:p>3736</text:p>
          </table:table-cell>
          <table:table-cell table:style-name="ce1" office:value-type="string">
            <text:p>COLORADO BELLE/EDGEWATER RESORT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7">
            <text:p>3737</text:p>
          </table:table-cell>
          <table:table-cell table:style-name="ce1" office:value-type="string">
            <text:p>RIVIERA HOTEL AND CASINO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8">
            <text:p>3738</text:p>
          </table:table-cell>
          <table:table-cell table:style-name="ce1" office:value-type="string">
            <text:p>TROPICANA RESORT AND CASINO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39">
            <text:p>3739</text:p>
          </table:table-cell>
          <table:table-cell table:style-name="ce1" office:value-type="string">
            <text:p>WOODSIDE HOTELS AND 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0">
            <text:p>3740</text:p>
          </table:table-cell>
          <table:table-cell table:style-name="ce1" office:value-type="string">
            <text:p>TOWNPLACE SUIT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1">
            <text:p>3741</text:p>
          </table:table-cell>
          <table:table-cell table:style-name="ce1" office:value-type="string">
            <text:p>MILLENIUM BROADWAY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2">
            <text:p>3742</text:p>
          </table:table-cell>
          <table:table-cell table:style-name="ce1" office:value-type="string">
            <text:p>CLUB ME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3">
            <text:p>3743</text:p>
          </table:table-cell>
          <table:table-cell table:style-name="ce1" office:value-type="string">
            <text:p>BILTMORE HOTEL AND SUIT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4">
            <text:p>3744</text:p>
          </table:table-cell>
          <table:table-cell table:style-name="ce1" office:value-type="string">
            <text:p>CAREFREE 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5">
            <text:p>3745</text:p>
          </table:table-cell>
          <table:table-cell table:style-name="ce1" office:value-type="string">
            <text:p>ST. REGIS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6">
            <text:p>3746</text:p>
          </table:table-cell>
          <table:table-cell table:style-name="ce1" office:value-type="string">
            <text:p>THE ELIOT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7">
            <text:p>3747</text:p>
          </table:table-cell>
          <table:table-cell table:style-name="ce1" office:value-type="string">
            <text:p>CLUBCORP/CLUB 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8">
            <text:p>3748</text:p>
          </table:table-cell>
          <table:table-cell table:style-name="ce1" office:value-type="string">
            <text:p>WELESLEY IN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49">
            <text:p>3749</text:p>
          </table:table-cell>
          <table:table-cell table:style-name="ce1" office:value-type="string">
            <text:p>THE BEVERLY HILLS HOTE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0">
            <text:p>3750</text:p>
          </table:table-cell>
          <table:table-cell table:style-name="ce1" office:value-type="string">
            <text:p>CROWNE PLAZA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1">
            <text:p>3751</text:p>
          </table:table-cell>
          <table:table-cell table:style-name="ce1" office:value-type="string">
            <text:p>HOMEWOOD SUIT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2">
            <text:p>3752</text:p>
          </table:table-cell>
          <table:table-cell table:style-name="ce1" office:value-type="string">
            <text:p>PEABODY HOTE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3">
            <text:p>3753</text:p>
          </table:table-cell>
          <table:table-cell table:style-name="ce1" office:value-type="string">
            <text:p>GREENBRIAH 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4">
            <text:p>3754</text:p>
          </table:table-cell>
          <table:table-cell table:style-name="ce1" office:value-type="string">
            <text:p>AMELIA ISLAND PLANATION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5">
            <text:p>3755</text:p>
          </table:table-cell>
          <table:table-cell table:style-name="ce1" office:value-type="string">
            <text:p>THE HOMESTEA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6">
            <text:p>3756</text:p>
          </table:table-cell>
          <table:table-cell table:style-name="ce1" office:value-type="string">
            <text:p>SOUTH SEAS 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7">
            <text:p>375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8">
            <text:p>375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59">
            <text:p>375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0">
            <text:p>376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1">
            <text:p>376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2">
            <text:p>376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3">
            <text:p>3763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4">
            <text:p>376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5">
            <text:p>3765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6">
            <text:p>376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7">
            <text:p>376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8">
            <text:p>376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69">
            <text:p>376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0">
            <text:p>377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1">
            <text:p>377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2">
            <text:p>377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3">
            <text:p>3773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4">
            <text:p>377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5">
            <text:p>3775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6">
            <text:p>377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7">
            <text:p>377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8">
            <text:p>377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79">
            <text:p>377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0">
            <text:p>378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1">
            <text:p>3781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2">
            <text:p>3782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3">
            <text:p>3783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4">
            <text:p>3784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5">
            <text:p>3785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6">
            <text:p>3786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7">
            <text:p>3787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8">
            <text:p>3788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89">
            <text:p>3789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790">
            <text:p>3790</text:p>
          </table:table-cell>
          <table:table-cell table:style-name="ce1" office:value-type="string">
            <text:p>Hotels/Motels/Inns/Resor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3835">
            <text:p>3835</text:p>
          </table:table-cell>
          <table:table-cell table:style-name="ce1" office:value-type="string">
            <text:p>* MASTERS ECONOMY INNS</text:p>
          </table:table-cell>
          <table:table-cell table:style-name="ce1"/>
        </table:table-row>
        <table:table-row table:style-name="ro2">
          <table:table-cell table:style-name="ce1" office:value-type="float" office:value="4011">
            <text:p>4011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111">
            <text:p>4111</text:p>
          </table:table-cell>
          <table:table-cell table:style-name="ce1" office:value-type="string">
            <text:p>Local/Suburban Commuter Passenger Transportation – Railroads, Feries, Local Water Transportation.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112">
            <text:p>4112</text:p>
          </table:table-cell>
          <table:table-cell table:style-name="ce1" office:value-type="string">
            <text:p>Passenger Railwa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119">
            <text:p>4119</text:p>
          </table:table-cell>
          <table:table-cell table:style-name="ce1" office:value-type="string">
            <text:p>Ambulance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121">
            <text:p>4121</text:p>
          </table:table-cell>
          <table:table-cell table:style-name="ce1" office:value-type="string">
            <text:p>Taxicabs and Limous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131">
            <text:p>4131</text:p>
          </table:table-cell>
          <table:table-cell table:style-name="ce1" office:value-type="string">
            <text:p>Bus Lines, Including Charters, Tour Bus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131">
            <text:p>4131</text:p>
          </table:table-cell>
          <table:table-cell table:style-name="ce1" office:value-type="string">
            <text:p>Tour Bus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214">
            <text:p>4214</text:p>
          </table:table-cell>
          <table:table-cell table:style-name="ce1" office:value-type="string">
            <text:p>Moving and Storage Compan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214">
            <text:p>4214</text:p>
          </table:table-cell>
          <table:table-cell table:style-name="ce1" office:value-type="string">
            <text:p>Trucking – Local/Long Distanc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214">
            <text:p>4214</text:p>
          </table:table-cell>
          <table:table-cell table:style-name="ce1" office:value-type="string">
            <text:p>Delivery Services – Local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214">
            <text:p>4214</text:p>
          </table:table-cell>
          <table:table-cell table:style-name="ce1" office:value-type="string">
            <text:p>Freight Carri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214">
            <text:p>4214</text:p>
          </table:table-cell>
          <table:table-cell table:style-name="ce1" office:value-type="string">
            <text:p>Motor Freight Carri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215">
            <text:p>4215</text:p>
          </table:table-cell>
          <table:table-cell table:style-name="ce1" office:value-type="string">
            <text:p>Courier Services – Air or Groun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215">
            <text:p>4215</text:p>
          </table:table-cell>
          <table:table-cell table:style-name="ce1" office:value-type="string">
            <text:p>Fright Forward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225">
            <text:p>4225</text:p>
          </table:table-cell>
          <table:table-cell table:style-name="ce1" office:value-type="string">
            <text:p>Storag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225">
            <text:p>4225</text:p>
          </table:table-cell>
          <table:table-cell table:style-name="ce1" office:value-type="string">
            <text:p>Warehousing, Public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411">
            <text:p>4411</text:p>
          </table:table-cell>
          <table:table-cell table:style-name="ce1" office:value-type="string">
            <text:p>Steamship 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411">
            <text:p>4411</text:p>
          </table:table-cell>
          <table:table-cell table:style-name="ce1" office:value-type="string">
            <text:p>Cruise Lin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457">
            <text:p>4457</text:p>
          </table:table-cell>
          <table:table-cell table:style-name="ce1" office:value-type="string">
            <text:p>Boat Rentals and Leas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468">
            <text:p>4468</text:p>
          </table:table-cell>
          <table:table-cell table:style-name="ce1" office:value-type="string">
            <text:p>Marinas, Marine Service, and Suppli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511">
            <text:p>4511</text:p>
          </table:table-cell>
          <table:table-cell table:style-name="ce1" office:value-type="string">
            <text:p>Airlines, Air Carriers ( not listed elsewhere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582">
            <text:p>4582</text:p>
          </table:table-cell>
          <table:table-cell table:style-name="ce1" office:value-type="string">
            <text:p>Airports, Airport Termina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582">
            <text:p>4582</text:p>
          </table:table-cell>
          <table:table-cell table:style-name="ce1" office:value-type="string">
            <text:p>Flying Field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722">
            <text:p>4722</text:p>
          </table:table-cell>
          <table:table-cell table:style-name="ce1" office:value-type="string">
            <text:p>Travel Agencies and Tour Operatio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723">
            <text:p>4723</text:p>
          </table:table-cell>
          <table:table-cell table:style-name="ce1" office:value-type="string">
            <text:p>Package Tour Operators (For use in Germany only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784">
            <text:p>4784</text:p>
          </table:table-cell>
          <table:table-cell table:style-name="ce1" office:value-type="string">
            <text:p>Toll and Bridge Fe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789">
            <text:p>4789</text:p>
          </table:table-cell>
          <table:table-cell table:style-name="ce1" office:value-type="string">
            <text:p>Transportation Services, 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4812">
            <text:p>4812</text:p>
          </table:table-cell>
          <table:table-cell table:style-name="ce1" office:value-type="string">
            <text:p>Telecommunications Equipment including telephone sal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814">
            <text:p>4814</text:p>
          </table:table-cell>
          <table:table-cell table:style-name="ce1" office:value-type="string">
            <text:p>Telecommunication service including local and long distance calls, credit card calls, calls through use of magnetic-strip reading telephones and fax servi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814">
            <text:p>4814</text:p>
          </table:table-cell>
          <table:table-cell table:style-name="ce1" office:value-type="string">
            <text:p>Fax servi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815">
            <text:p>4815</text:p>
          </table:table-cell>
          <table:table-cell table:style-name="ce1" office:value-type="string">
            <text:p>VisaPhone</text:p>
          </table:table-cell>
          <table:table-cell table:style-name="ce1"/>
        </table:table-row>
        <table:table-row table:style-name="ro2">
          <table:table-cell table:style-name="ce1" office:value-type="float" office:value="4816">
            <text:p>4816</text:p>
          </table:table-cell>
          <table:table-cell table:style-name="ce1" office:value-type="string">
            <text:p>Computer Network Servi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821">
            <text:p>4821</text:p>
          </table:table-cell>
          <table:table-cell table:style-name="ce1" office:value-type="string">
            <text:p>Telegraph servi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829">
            <text:p>4829</text:p>
          </table:table-cell>
          <table:table-cell table:style-name="ce1" office:value-type="string">
            <text:p>Money Orders – Wire Transfer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899">
            <text:p>4899</text:p>
          </table:table-cell>
          <table:table-cell table:style-name="ce1" office:value-type="string">
            <text:p>Cable and other pay television (previously Cable Services)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4900">
            <text:p>4900</text:p>
          </table:table-cell>
          <table:table-cell table:style-name="ce1" office:value-type="string">
            <text:p>Electric, Gas, Sanitary and Water Utilit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13">
            <text:p>5013</text:p>
          </table:table-cell>
          <table:table-cell table:style-name="ce1" office:value-type="string">
            <text:p>Motor vehicle supplies and new par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21">
            <text:p>5021</text:p>
          </table:table-cell>
          <table:table-cell table:style-name="ce1" office:value-type="string">
            <text:p>Office and Commercial Furnitur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39">
            <text:p>5039</text:p>
          </table:table-cell>
          <table:table-cell table:style-name="ce1" office:value-type="string">
            <text:p>Construction Materials,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44">
            <text:p>5044</text:p>
          </table:table-cell>
          <table:table-cell table:style-name="ce1" office:value-type="string">
            <text:p>Office, Photographic, Photocopy, and Microfilm Equipme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45">
            <text:p>5045</text:p>
          </table:table-cell>
          <table:table-cell table:style-name="ce1" office:value-type="string">
            <text:p>Computers, Computer Peripheral Equipment, Softwar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46">
            <text:p>5046</text:p>
          </table:table-cell>
          <table:table-cell table:style-name="ce1" office:value-type="string">
            <text:p>Commercial Equipment,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47">
            <text:p>5047</text:p>
          </table:table-cell>
          <table:table-cell table:style-name="ce1" office:value-type="string">
            <text:p>Medical, Dental Ophthalmic, Hospital Equipment and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51">
            <text:p>5051</text:p>
          </table:table-cell>
          <table:table-cell table:style-name="ce1" office:value-type="string">
            <text:p>Metal Service Centers and Offi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65">
            <text:p>5065</text:p>
          </table:table-cell>
          <table:table-cell table:style-name="ce1" office:value-type="string">
            <text:p>Electrical Parts and Equipme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72">
            <text:p>5072</text:p>
          </table:table-cell>
          <table:table-cell table:style-name="ce1" office:value-type="string">
            <text:p>Hardware Equipment and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74">
            <text:p>5074</text:p>
          </table:table-cell>
          <table:table-cell table:style-name="ce1" office:value-type="string">
            <text:p>Plumbing and Heating Equipment and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85">
            <text:p>5085</text:p>
          </table:table-cell>
          <table:table-cell table:style-name="ce1" office:value-type="string">
            <text:p>Industrial Supplies,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94">
            <text:p>5094</text:p>
          </table:table-cell>
          <table:table-cell table:style-name="ce1" office:value-type="string">
            <text:p>Precious Stones and Metals, Watches and Jewelry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099">
            <text:p>5099</text:p>
          </table:table-cell>
          <table:table-cell table:style-name="ce1" office:value-type="string">
            <text:p>Durable Goods,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11">
            <text:p>5111</text:p>
          </table:table-cell>
          <table:table-cell table:style-name="ce1" office:value-type="string">
            <text:p>Stationery, Office Supplies, Printing, and Writing Paper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22">
            <text:p>5122</text:p>
          </table:table-cell>
          <table:table-cell table:style-name="ce1" office:value-type="string">
            <text:p>Drugs, Drug Proprietors, and Druggist’s Sundr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31">
            <text:p>5131</text:p>
          </table:table-cell>
          <table:table-cell table:style-name="ce1" office:value-type="string">
            <text:p>Piece Goods, Notions, and Other Dry Good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37">
            <text:p>5137</text:p>
          </table:table-cell>
          <table:table-cell table:style-name="ce1" office:value-type="string">
            <text:p>Men’s Women’s and Children’s Uniforms and Commercial Clothing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39">
            <text:p>5139</text:p>
          </table:table-cell>
          <table:table-cell table:style-name="ce1" office:value-type="string">
            <text:p>Commercial Footwear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69">
            <text:p>5169</text:p>
          </table:table-cell>
          <table:table-cell table:style-name="ce1" office:value-type="string">
            <text:p>Chemicals and Allied Products,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72">
            <text:p>5172</text:p>
          </table:table-cell>
          <table:table-cell table:style-name="ce1" office:value-type="string">
            <text:p>Petroleum and Petroleum Produc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92">
            <text:p>5192</text:p>
          </table:table-cell>
          <table:table-cell table:style-name="ce1" office:value-type="string">
            <text:p>Books, Periodicals, and Newspap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93">
            <text:p>5193</text:p>
          </table:table-cell>
          <table:table-cell table:style-name="ce1" office:value-type="string">
            <text:p>Florists’ Supplies, Nursery Stock and Flow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98">
            <text:p>5198</text:p>
          </table:table-cell>
          <table:table-cell table:style-name="ce1" office:value-type="string">
            <text:p>Paints, Varnishes, and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199">
            <text:p>5199</text:p>
          </table:table-cell>
          <table:table-cell table:style-name="ce1" office:value-type="string">
            <text:p>Non-durable Goods,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00">
            <text:p>5200</text:p>
          </table:table-cell>
          <table:table-cell table:style-name="ce1" office:value-type="string">
            <text:p>Home Supply Warehous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11">
            <text:p>5211</text:p>
          </table:table-cell>
          <table:table-cell table:style-name="ce1" office:value-type="string">
            <text:p>Lumber and Building Material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31">
            <text:p>5231</text:p>
          </table:table-cell>
          <table:table-cell table:style-name="ce1" office:value-type="string">
            <text:p>Glas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31">
            <text:p>5231</text:p>
          </table:table-cell>
          <table:table-cell table:style-name="ce1" office:value-type="string">
            <text:p>Paint and Wallpaper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31">
            <text:p>5231</text:p>
          </table:table-cell>
          <table:table-cell table:style-name="ce1" office:value-type="string">
            <text:p>Wallpaper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51">
            <text:p>5251</text:p>
          </table:table-cell>
          <table:table-cell table:style-name="ce1" office:value-type="string">
            <text:p>Hardwar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61">
            <text:p>5261</text:p>
          </table:table-cell>
          <table:table-cell table:style-name="ce1" office:value-type="string">
            <text:p>Nurseries – Lawn and Garden Supply Stor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271">
            <text:p>5271</text:p>
          </table:table-cell>
          <table:table-cell table:style-name="ce1" office:value-type="string">
            <text:p>Mobile Home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300">
            <text:p>5300</text:p>
          </table:table-cell>
          <table:table-cell table:style-name="ce1" office:value-type="string">
            <text:p>Wholesale Club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309">
            <text:p>5309</text:p>
          </table:table-cell>
          <table:table-cell table:style-name="ce1" office:value-type="string">
            <text:p>Duty Free Stor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310">
            <text:p>5310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311">
            <text:p>5311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331">
            <text:p>5331</text:p>
          </table:table-cell>
          <table:table-cell table:style-name="ce1" office:value-type="string">
            <text:p>Variet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399">
            <text:p>5399</text:p>
          </table:table-cell>
          <table:table-cell table:style-name="ce1" office:value-type="string">
            <text:p>Misc. General Merchandis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11">
            <text:p>5411</text:p>
          </table:table-cell>
          <table:table-cell table:style-name="ce1" office:value-type="string">
            <text:p>Supermarke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11">
            <text:p>5411</text:p>
          </table:table-cell>
          <table:table-cell table:style-name="ce1" office:value-type="string">
            <text:p>Grocer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22">
            <text:p>5422</text:p>
          </table:table-cell>
          <table:table-cell table:style-name="ce1" office:value-type="string">
            <text:p>Freezer and Locker Meat Provision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22">
            <text:p>5422</text:p>
          </table:table-cell>
          <table:table-cell table:style-name="ce1" office:value-type="string">
            <text:p>Meat Provisioners – Freezer and Locker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41">
            <text:p>5441</text:p>
          </table:table-cell>
          <table:table-cell table:style-name="ce1" office:value-type="string">
            <text:p>Cand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41">
            <text:p>5441</text:p>
          </table:table-cell>
          <table:table-cell table:style-name="ce1" office:value-type="string">
            <text:p>Confectioner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41">
            <text:p>5441</text:p>
          </table:table-cell>
          <table:table-cell table:style-name="ce1" office:value-type="string">
            <text:p>Nut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51">
            <text:p>5451</text:p>
          </table:table-cell>
          <table:table-cell table:style-name="ce1" office:value-type="string">
            <text:p>Dairy Product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62">
            <text:p>5462</text:p>
          </table:table-cell>
          <table:table-cell table:style-name="ce1" office:value-type="string">
            <text:p>Baker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499">
            <text:p>5499</text:p>
          </table:table-cell>
          <table:table-cell table:style-name="ce1" office:value-type="string">
            <text:p>Misc. Food Stores – Convenience Stores and Specialty Marke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11">
            <text:p>5511</text:p>
          </table:table-cell>
          <table:table-cell table:style-name="ce1" office:value-type="string">
            <text:p>Car and Truck Dealers (New and Used) Sales, Service, Repairs, Parts, and Leasing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21">
            <text:p>5521</text:p>
          </table:table-cell>
          <table:table-cell table:style-name="ce1" office:value-type="string">
            <text:p>Automobile and Truck Dealers (Used Only)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31">
            <text:p>5531</text:p>
          </table:table-cell>
          <table:table-cell table:style-name="ce1" office:value-type="string">
            <text:p>Automobile Suppl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32">
            <text:p>5532</text:p>
          </table:table-cell>
          <table:table-cell table:style-name="ce1" office:value-type="string">
            <text:p>Automotive Tir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33">
            <text:p>5533</text:p>
          </table:table-cell>
          <table:table-cell table:style-name="ce1" office:value-type="string">
            <text:p>Automotive Parts, Accessorie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41">
            <text:p>5541</text:p>
          </table:table-cell>
          <table:table-cell table:style-name="ce1" office:value-type="string">
            <text:p>Service Stations ( with or without ancillary services)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42">
            <text:p>5542</text:p>
          </table:table-cell>
          <table:table-cell table:style-name="ce1" office:value-type="string">
            <text:p>Automated Fuel Dispens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51">
            <text:p>5551</text:p>
          </table:table-cell>
          <table:table-cell table:style-name="ce1" office:value-type="string">
            <text:p>Boat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61">
            <text:p>5561</text:p>
          </table:table-cell>
          <table:table-cell table:style-name="ce1" office:value-type="string">
            <text:p>Recreational and Utility Trailers, Camp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71">
            <text:p>5571</text:p>
          </table:table-cell>
          <table:table-cell table:style-name="ce1" office:value-type="string">
            <text:p>Motorcycle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92">
            <text:p>5592</text:p>
          </table:table-cell>
          <table:table-cell table:style-name="ce1" office:value-type="string">
            <text:p>Motor Home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98">
            <text:p>5598</text:p>
          </table:table-cell>
          <table:table-cell table:style-name="ce1" office:value-type="string">
            <text:p>Snowmobile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599">
            <text:p>5599</text:p>
          </table:table-cell>
          <table:table-cell table:style-name="ce1" office:value-type="string">
            <text:p>Miscellaneous Auto Dealer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11">
            <text:p>5611</text:p>
          </table:table-cell>
          <table:table-cell table:style-name="ce1" office:value-type="string">
            <text:p>Men’s and Boy’s Clothing and Accessorie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21">
            <text:p>5621</text:p>
          </table:table-cell>
          <table:table-cell table:style-name="ce1" office:value-type="string">
            <text:p>Women’s Ready-to-Wear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31">
            <text:p>5631</text:p>
          </table:table-cell>
          <table:table-cell table:style-name="ce1" office:value-type="string">
            <text:p>Women’s Accessory and Specialty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41">
            <text:p>5641</text:p>
          </table:table-cell>
          <table:table-cell table:style-name="ce1" office:value-type="string">
            <text:p>Children’s and Infant’s Wear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51">
            <text:p>5651</text:p>
          </table:table-cell>
          <table:table-cell table:style-name="ce1" office:value-type="string">
            <text:p>Family Clothing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55">
            <text:p>5655</text:p>
          </table:table-cell>
          <table:table-cell table:style-name="ce1" office:value-type="string">
            <text:p>Sports Apparel, Riding Apparel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61">
            <text:p>5661</text:p>
          </table:table-cell>
          <table:table-cell table:style-name="ce1" office:value-type="string">
            <text:p>Sho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81">
            <text:p>5681</text:p>
          </table:table-cell>
          <table:table-cell table:style-name="ce1" office:value-type="string">
            <text:p>Furriers and Fur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91">
            <text:p>5691</text:p>
          </table:table-cell>
          <table:table-cell table:style-name="ce1" office:value-type="string">
            <text:p>Men’s and Women’s Clothing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97">
            <text:p>5697</text:p>
          </table:table-cell>
          <table:table-cell table:style-name="ce1" office:value-type="string">
            <text:p>Tailors, Seamstress, Mending, and Alteratio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5698">
            <text:p>5698</text:p>
          </table:table-cell>
          <table:table-cell table:style-name="ce1" office:value-type="string">
            <text:p>Wig and Toupe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699">
            <text:p>5699</text:p>
          </table:table-cell>
          <table:table-cell table:style-name="ce1" office:value-type="string">
            <text:p>Miscellaneous Apparel and Accessory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12">
            <text:p>5712</text:p>
          </table:table-cell>
          <table:table-cell table:style-name="ce1" office:value-type="string">
            <text:p>Furniture, Home Furnishings, and Equipment Stores, ExceptApplian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13">
            <text:p>5713</text:p>
          </table:table-cell>
          <table:table-cell table:style-name="ce1" office:value-type="string">
            <text:p>Floor Covering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14">
            <text:p>5714</text:p>
          </table:table-cell>
          <table:table-cell table:style-name="ce1" office:value-type="string">
            <text:p>Drapery, Window Covering and Upholster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18">
            <text:p>5718</text:p>
          </table:table-cell>
          <table:table-cell table:style-name="ce1" office:value-type="string">
            <text:p>Fireplace, Fireplace Screens, and Accessorie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19">
            <text:p>5719</text:p>
          </table:table-cell>
          <table:table-cell table:style-name="ce1" office:value-type="string">
            <text:p>Miscellaneous Home Furnishing Specialt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22">
            <text:p>5722</text:p>
          </table:table-cell>
          <table:table-cell table:style-name="ce1" office:value-type="string">
            <text:p>Household Applianc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32">
            <text:p>5732</text:p>
          </table:table-cell>
          <table:table-cell table:style-name="ce1" office:value-type="string">
            <text:p>Electronic Sal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33">
            <text:p>5733</text:p>
          </table:table-cell>
          <table:table-cell table:style-name="ce1" office:value-type="string">
            <text:p>Music Stores, Musical Instruments, Piano Sheet Music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34">
            <text:p>5734</text:p>
          </table:table-cell>
          <table:table-cell table:style-name="ce1" office:value-type="string">
            <text:p>Computer Softwar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735">
            <text:p>5735</text:p>
          </table:table-cell>
          <table:table-cell table:style-name="ce1" office:value-type="string">
            <text:p>Record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811">
            <text:p>5811</text:p>
          </table:table-cell>
          <table:table-cell table:style-name="ce1" office:value-type="string">
            <text:p>Cater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5812">
            <text:p>5812</text:p>
          </table:table-cell>
          <table:table-cell table:style-name="ce1" office:value-type="string">
            <text:p>Eating places and Restauran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813">
            <text:p>5813</text:p>
          </table:table-cell>
          <table:table-cell table:style-name="ce1" office:value-type="string">
            <text:p>Drinking Places (Alcoholic Beverages), Bars, Taverns, Cocktail lounges, Nightclubs and Discothequ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814">
            <text:p>5814</text:p>
          </table:table-cell>
          <table:table-cell table:style-name="ce1" office:value-type="string">
            <text:p>Fast Food Restauran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832">
            <text:p>5832</text:p>
          </table:table-cell>
          <table:table-cell table:style-name="ce1" office:value-type="string">
            <text:p>Antique Shops – Sales, Repairs, and Restoration Services</text:p>
          </table:table-cell>
          <table:table-cell table:style-name="ce1"/>
        </table:table-row>
        <table:table-row table:style-name="ro2">
          <table:table-cell table:style-name="ce1" office:value-type="float" office:value="5912">
            <text:p>5912</text:p>
          </table:table-cell>
          <table:table-cell table:style-name="ce1" office:value-type="string">
            <text:p>Drug Stores and Pharmac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21">
            <text:p>5921</text:p>
          </table:table-cell>
          <table:table-cell table:style-name="ce1" office:value-type="string">
            <text:p>Package Stores – Beer, Wine, and Liquor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31">
            <text:p>5931</text:p>
          </table:table-cell>
          <table:table-cell table:style-name="ce1" office:value-type="string">
            <text:p>Used Merchandise and Secondhand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32">
            <text:p>5932</text:p>
          </table:table-cell>
          <table:table-cell table:style-name="ce1" office:value-type="string">
            <text:p>Antique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33">
            <text:p>5933</text:p>
          </table:table-cell>
          <table:table-cell table:style-name="ce1" office:value-type="string">
            <text:p>Pawn Shops and Salvage Yard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35">
            <text:p>5935</text:p>
          </table:table-cell>
          <table:table-cell table:style-name="ce1" office:value-type="string">
            <text:p>Wrecking and Salvage Yard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5937">
            <text:p>5937</text:p>
          </table:table-cell>
          <table:table-cell table:style-name="ce1" office:value-type="string">
            <text:p>Antique Reproduction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0">
            <text:p>5940</text:p>
          </table:table-cell>
          <table:table-cell table:style-name="ce1" office:value-type="string">
            <text:p>Bicycle Shops – Sales and Servic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1">
            <text:p>5941</text:p>
          </table:table-cell>
          <table:table-cell table:style-name="ce1" office:value-type="string">
            <text:p>Sporting Good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2">
            <text:p>5942</text:p>
          </table:table-cell>
          <table:table-cell table:style-name="ce1" office:value-type="string">
            <text:p>Book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3">
            <text:p>5943</text:p>
          </table:table-cell>
          <table:table-cell table:style-name="ce1" office:value-type="string">
            <text:p>Stationery Stores, Office and School Suppl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4">
            <text:p>5944</text:p>
          </table:table-cell>
          <table:table-cell table:style-name="ce1" office:value-type="string">
            <text:p>Watch, Clock, Jewelry, and Silverware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5">
            <text:p>5945</text:p>
          </table:table-cell>
          <table:table-cell table:style-name="ce1" office:value-type="string">
            <text:p>Hobby, Toy, and Game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6">
            <text:p>5946</text:p>
          </table:table-cell>
          <table:table-cell table:style-name="ce1" office:value-type="string">
            <text:p>Camera and Photographic Suppl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7">
            <text:p>5947</text:p>
          </table:table-cell>
          <table:table-cell table:style-name="ce1" office:value-type="string">
            <text:p>Card Shops, Gift, Novelty, and Souvenir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8">
            <text:p>5948</text:p>
          </table:table-cell>
          <table:table-cell table:style-name="ce1" office:value-type="string">
            <text:p>Leather Food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49">
            <text:p>5949</text:p>
          </table:table-cell>
          <table:table-cell table:style-name="ce1" office:value-type="string">
            <text:p>Sewing, Needle, Fabric, and Price Good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50">
            <text:p>5950</text:p>
          </table:table-cell>
          <table:table-cell table:style-name="ce1" office:value-type="string">
            <text:p>Glassware/Crystal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0">
            <text:p>5960</text:p>
          </table:table-cell>
          <table:table-cell table:style-name="ce1" office:value-type="string">
            <text:p>Direct Marketing- Insurance Servic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5961">
            <text:p>5961</text:p>
          </table:table-cell>
          <table:table-cell table:style-name="ce1" office:value-type="string">
            <text:p>Mail Order Houses Including Catalog Order Stores, Book/Record Clubs (No longer permitted for U.S. original presentments)</text:p>
          </table:table-cell>
          <table:table-cell table:style-name="ce1"/>
        </table:table-row>
        <table:table-row table:style-name="ro2">
          <table:table-cell table:style-name="ce1" office:value-type="float" office:value="5962">
            <text:p>5962</text:p>
          </table:table-cell>
          <table:table-cell table:style-name="ce1" office:value-type="string">
            <text:p>Direct Marketing – Travel Related Arrangements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5963">
            <text:p>5963</text:p>
          </table:table-cell>
          <table:table-cell table:style-name="ce1" office:value-type="string">
            <text:p>Door-to-Door Sal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4">
            <text:p>5964</text:p>
          </table:table-cell>
          <table:table-cell table:style-name="ce1" office:value-type="string">
            <text:p>Direct Marketing – Catalog Mercha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5">
            <text:p>5965</text:p>
          </table:table-cell>
          <table:table-cell table:style-name="ce1" office:value-type="string">
            <text:p>Direct Marketing – Catalog and Catalog and Retail Mercha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6">
            <text:p>5966</text:p>
          </table:table-cell>
          <table:table-cell table:style-name="ce1" office:value-type="string">
            <text:p>Direct Marketing- Outbound Telemarketing Mercha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7">
            <text:p>5967</text:p>
          </table:table-cell>
          <table:table-cell table:style-name="ce1" office:value-type="string">
            <text:p>Direct Marketing – Inbound Teleservices Mercha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8">
            <text:p>5968</text:p>
          </table:table-cell>
          <table:table-cell table:style-name="ce1" office:value-type="string">
            <text:p>Direct Marketing – Continuity/Subscription Merchant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69">
            <text:p>5969</text:p>
          </table:table-cell>
          <table:table-cell table:style-name="ce1" office:value-type="string">
            <text:p>Direct Marketing – Not Elsewhere Classified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0">
            <text:p>5970</text:p>
          </table:table-cell>
          <table:table-cell table:style-name="ce1" office:value-type="string">
            <text:p>Artist’s Supply and Craft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1">
            <text:p>5971</text:p>
          </table:table-cell>
          <table:table-cell table:style-name="ce1" office:value-type="string">
            <text:p>Art Dealers and Galler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2">
            <text:p>5972</text:p>
          </table:table-cell>
          <table:table-cell table:style-name="ce1" office:value-type="string">
            <text:p>Stamp and Coin Stores – Philatelic and Numismatic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3">
            <text:p>5973</text:p>
          </table:table-cell>
          <table:table-cell table:style-name="ce1" office:value-type="string">
            <text:p>Religious Good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5">
            <text:p>5975</text:p>
          </table:table-cell>
          <table:table-cell table:style-name="ce1" office:value-type="string">
            <text:p>Hearing Aids – Sales, Service, and Supply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6">
            <text:p>5976</text:p>
          </table:table-cell>
          <table:table-cell table:style-name="ce1" office:value-type="string">
            <text:p>Orthopedic Goods Prosthetic Devic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7">
            <text:p>5977</text:p>
          </table:table-cell>
          <table:table-cell table:style-name="ce1" office:value-type="string">
            <text:p>Cosmetic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78">
            <text:p>5978</text:p>
          </table:table-cell>
          <table:table-cell table:style-name="ce1" office:value-type="string">
            <text:p>Typewriter Stores – Sales, Rental, Servic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83">
            <text:p>5983</text:p>
          </table:table-cell>
          <table:table-cell table:style-name="ce1" office:value-type="string">
            <text:p>Fuel – Fuel Oil, Wood, Coal, Liquefied Petroleum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2">
            <text:p>5992</text:p>
          </table:table-cell>
          <table:table-cell table:style-name="ce1" office:value-type="string">
            <text:p>Floris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3">
            <text:p>5993</text:p>
          </table:table-cell>
          <table:table-cell table:style-name="ce1" office:value-type="string">
            <text:p>Cigar Stores and Stand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4">
            <text:p>5994</text:p>
          </table:table-cell>
          <table:table-cell table:style-name="ce1" office:value-type="string">
            <text:p>News Dealers and Newsstand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5">
            <text:p>5995</text:p>
          </table:table-cell>
          <table:table-cell table:style-name="ce1" office:value-type="string">
            <text:p>Pet Shops, Pet Foods, and Supplies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6">
            <text:p>5996</text:p>
          </table:table-cell>
          <table:table-cell table:style-name="ce1" office:value-type="string">
            <text:p>Swimming Pools – Sales, Service, and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7">
            <text:p>5997</text:p>
          </table:table-cell>
          <table:table-cell table:style-name="ce1" office:value-type="string">
            <text:p>Electric Razor Stores – Sales and Service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8">
            <text:p>5998</text:p>
          </table:table-cell>
          <table:table-cell table:style-name="ce1" office:value-type="string">
            <text:p>Tent and Awning Shop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5999">
            <text:p>5999</text:p>
          </table:table-cell>
          <table:table-cell table:style-name="ce1" office:value-type="string">
            <text:p>Miscellaneous and Specialty Retail Stor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6010">
            <text:p>6010</text:p>
          </table:table-cell>
          <table:table-cell table:style-name="ce1" office:value-type="string">
            <text:p>Financial Institutions – Manual Cash Disbursemen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6011">
            <text:p>6011</text:p>
          </table:table-cell>
          <table:table-cell table:style-name="ce1" office:value-type="string">
            <text:p>Financial Institutions – Manual Cash Disbursement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6012">
            <text:p>6012</text:p>
          </table:table-cell>
          <table:table-cell table:style-name="ce1" office:value-type="string">
            <text:p>Financial Institutions – Merchandise and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6051">
            <text:p>6051</text:p>
          </table:table-cell>
          <table:table-cell table:style-name="ce1" office:value-type="string">
            <text:p>Non-Financial Institutions – Foreign Currency, Money Orders (not wire transfer) and Travelers Chequ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6211">
            <text:p>6211</text:p>
          </table:table-cell>
          <table:table-cell table:style-name="ce1" office:value-type="string">
            <text:p>Security Brokers/Deal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6300">
            <text:p>6300</text:p>
          </table:table-cell>
          <table:table-cell table:style-name="ce1" office:value-type="string">
            <text:p>Insurance Sales, Underwriting, and Premium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6381">
            <text:p>6381</text:p>
          </table:table-cell>
          <table:table-cell table:style-name="ce1" office:value-type="string">
            <text:p>Insurance Premiums, (no longer valid for first presentment work)</text:p>
          </table:table-cell>
          <table:table-cell table:style-name="ce1"/>
        </table:table-row>
        <table:table-row table:style-name="ro2">
          <table:table-cell table:style-name="ce1" office:value-type="float" office:value="6399">
            <text:p>6399</text:p>
          </table:table-cell>
          <table:table-cell table:style-name="ce1" office:value-type="string">
            <text:p>Insurance, Not Elsewhere Classified ( no longer valid forfirst presentment work)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6513">
            <text:p>6513</text:p>
          </table:table-cell>
          <table:table-cell table:style-name="ce1" office:value-type="string">
            <text:p>Real Estate Agents and Managers - Renta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011">
            <text:p>7011</text:p>
          </table:table-cell>
          <table:table-cell table:style-name="ce1" office:value-type="string">
            <text:p>Lodging – Hotels, Motels, Resorts, Central Reservation Services (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012">
            <text:p>7012</text:p>
          </table:table-cell>
          <table:table-cell table:style-name="ce1" office:value-type="string">
            <text:p>Timeshar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032">
            <text:p>7032</text:p>
          </table:table-cell>
          <table:table-cell table:style-name="ce1" office:value-type="string">
            <text:p>Sporting and Recreational Cam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033">
            <text:p>7033</text:p>
          </table:table-cell>
          <table:table-cell table:style-name="ce1" office:value-type="string">
            <text:p>Trailer Parks and Camp Ground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10">
            <text:p>7210</text:p>
          </table:table-cell>
          <table:table-cell table:style-name="ce1" office:value-type="string">
            <text:p>Laundry, Cleaning, and Garment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11">
            <text:p>7211</text:p>
          </table:table-cell>
          <table:table-cell table:style-name="ce1" office:value-type="string">
            <text:p>Laundry – Family and Commerci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16">
            <text:p>7216</text:p>
          </table:table-cell>
          <table:table-cell table:style-name="ce1" office:value-type="string">
            <text:p>Dry Clean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17">
            <text:p>7217</text:p>
          </table:table-cell>
          <table:table-cell table:style-name="ce1" office:value-type="string">
            <text:p>Carpet and Upholstery Cleaning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21">
            <text:p>7221</text:p>
          </table:table-cell>
          <table:table-cell table:style-name="ce1" office:value-type="string">
            <text:p>Photographic Studio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30">
            <text:p>7230</text:p>
          </table:table-cell>
          <table:table-cell table:style-name="ce1" office:value-type="string">
            <text:p>Barber and Beauty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51">
            <text:p>7251</text:p>
          </table:table-cell>
          <table:table-cell table:style-name="ce1" office:value-type="string">
            <text:p>Shop Repair Shops and Shoe Shine Parlors, and Hat Cleaning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61">
            <text:p>7261</text:p>
          </table:table-cell>
          <table:table-cell table:style-name="ce1" office:value-type="string">
            <text:p>Funeral Service and Crematori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73">
            <text:p>7273</text:p>
          </table:table-cell>
          <table:table-cell table:style-name="ce1" office:value-type="string">
            <text:p>Dating and Escort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76">
            <text:p>7276</text:p>
          </table:table-cell>
          <table:table-cell table:style-name="ce1" office:value-type="string">
            <text:p>Tax Preparation Servic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77">
            <text:p>7277</text:p>
          </table:table-cell>
          <table:table-cell table:style-name="ce1" office:value-type="string">
            <text:p>Counseling Service – Debt, Marriage, Person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78">
            <text:p>7278</text:p>
          </table:table-cell>
          <table:table-cell table:style-name="ce1" office:value-type="string">
            <text:p>Buying/Shopping Services, Club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96">
            <text:p>7296</text:p>
          </table:table-cell>
          <table:table-cell table:style-name="ce1" office:value-type="string">
            <text:p>Clothing Rental – Costumes, Formal Wear, Uniform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97">
            <text:p>7297</text:p>
          </table:table-cell>
          <table:table-cell table:style-name="ce1" office:value-type="string">
            <text:p>Massage Parl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98">
            <text:p>7298</text:p>
          </table:table-cell>
          <table:table-cell table:style-name="ce1" office:value-type="string">
            <text:p>Health and Beauty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299">
            <text:p>7299</text:p>
          </table:table-cell>
          <table:table-cell table:style-name="ce1" office:value-type="string">
            <text:p>Miscellaneous Personal Services ( not elsewhere classifies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11">
            <text:p>7311</text:p>
          </table:table-cell>
          <table:table-cell table:style-name="ce1" office:value-type="string">
            <text:p>Advertis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21">
            <text:p>7321</text:p>
          </table:table-cell>
          <table:table-cell table:style-name="ce1" office:value-type="string">
            <text:p>Consumer Credit Reporting Agenci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32">
            <text:p>7332</text:p>
          </table:table-cell>
          <table:table-cell table:style-name="ce1" office:value-type="string">
            <text:p>Blueprinting and Photocopying Services</text:p>
          </table:table-cell>
          <table:table-cell table:style-name="ce1"/>
        </table:table-row>
        <table:table-row table:style-name="ro2">
          <table:table-cell table:style-name="ce1" office:value-type="float" office:value="7333">
            <text:p>7333</text:p>
          </table:table-cell>
          <table:table-cell table:style-name="ce1" office:value-type="string">
            <text:p>Commercial Photography, Art and Graphic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38">
            <text:p>7338</text:p>
          </table:table-cell>
          <table:table-cell table:style-name="ce1" office:value-type="string">
            <text:p>Quick Copy, Reproduction and Blueprint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39">
            <text:p>7339</text:p>
          </table:table-cell>
          <table:table-cell table:style-name="ce1" office:value-type="string">
            <text:p>Stenographic and Secretarial Support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42">
            <text:p>7342</text:p>
          </table:table-cell>
          <table:table-cell table:style-name="ce1" office:value-type="string">
            <text:p>Disinfect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42">
            <text:p>7342</text:p>
          </table:table-cell>
          <table:table-cell table:style-name="ce1" office:value-type="string">
            <text:p>Exterminating and Disinfect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49">
            <text:p>7349</text:p>
          </table:table-cell>
          <table:table-cell table:style-name="ce1" office:value-type="string">
            <text:p>Cleaning and Maintenance, Janitorial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61">
            <text:p>7361</text:p>
          </table:table-cell>
          <table:table-cell table:style-name="ce1" office:value-type="string">
            <text:p>Employment Agencies, Temporary Help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72">
            <text:p>7372</text:p>
          </table:table-cell>
          <table:table-cell table:style-name="ce1" office:value-type="string">
            <text:p>Computer Programming, Integrated Systems Design and Data Process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75">
            <text:p>7375</text:p>
          </table:table-cell>
          <table:table-cell table:style-name="ce1" office:value-type="string">
            <text:p>Information Retrieval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79">
            <text:p>7379</text:p>
          </table:table-cell>
          <table:table-cell table:style-name="ce1" office:value-type="string">
            <text:p>Computer Maintenance and Repair Services, Not Elsewhere Classifie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92">
            <text:p>7392</text:p>
          </table:table-cell>
          <table:table-cell table:style-name="ce1" office:value-type="string">
            <text:p>Management, Consulting, and Public Relations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93">
            <text:p>7393</text:p>
          </table:table-cell>
          <table:table-cell table:style-name="ce1" office:value-type="string">
            <text:p>Protective and Security Services – Including Armored Carsand Guard Dog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94">
            <text:p>7394</text:p>
          </table:table-cell>
          <table:table-cell table:style-name="ce1" office:value-type="string">
            <text:p>Equipment Rental and Leasing Services, Tool Rental, Furniture Rental, and Appliance Rental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95">
            <text:p>7395</text:p>
          </table:table-cell>
          <table:table-cell table:style-name="ce1" office:value-type="string">
            <text:p>Photofinishing Laboratories, Photo Developing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399">
            <text:p>7399</text:p>
          </table:table-cell>
          <table:table-cell table:style-name="ce1" office:value-type="string">
            <text:p>Business Services, Not Elsewhere Classified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42">
            <text:p>742</text:p>
          </table:table-cell>
          <table:table-cell table:style-name="ce1" office:value-type="string">
            <text:p>Veterinary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11">
            <text:p>7511</text:p>
          </table:table-cell>
          <table:table-cell table:style-name="ce1" office:value-type="string">
            <text:p>Truck Stop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12">
            <text:p>7512</text:p>
          </table:table-cell>
          <table:table-cell table:style-name="ce1" office:value-type="string">
            <text:p>Car Rental Companies ( Not Listed Below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13">
            <text:p>7513</text:p>
          </table:table-cell>
          <table:table-cell table:style-name="ce1" office:value-type="string">
            <text:p>Truck and Utility Trailer Renta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19">
            <text:p>7519</text:p>
          </table:table-cell>
          <table:table-cell table:style-name="ce1" office:value-type="string">
            <text:p>Motor Home and Recreational Vehicle Renta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23">
            <text:p>7523</text:p>
          </table:table-cell>
          <table:table-cell table:style-name="ce1" office:value-type="string">
            <text:p>Automobile Parking Lots and Garag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31">
            <text:p>7531</text:p>
          </table:table-cell>
          <table:table-cell table:style-name="ce1" office:value-type="string">
            <text:p>Automotive Body Repair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34">
            <text:p>7534</text:p>
          </table:table-cell>
          <table:table-cell table:style-name="ce1" office:value-type="string">
            <text:p>Tire Re-treading and Repair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35">
            <text:p>7535</text:p>
          </table:table-cell>
          <table:table-cell table:style-name="ce1" office:value-type="string">
            <text:p>Paint Shops – Automotive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38">
            <text:p>7538</text:p>
          </table:table-cell>
          <table:table-cell table:style-name="ce1" office:value-type="string">
            <text:p>Automotive Service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42">
            <text:p>7542</text:p>
          </table:table-cell>
          <table:table-cell table:style-name="ce1" office:value-type="string">
            <text:p>Car Wash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549">
            <text:p>7549</text:p>
          </table:table-cell>
          <table:table-cell table:style-name="ce1" office:value-type="string">
            <text:p>Tow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22">
            <text:p>7622</text:p>
          </table:table-cell>
          <table:table-cell table:style-name="ce1" office:value-type="string">
            <text:p>Radio Repair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23">
            <text:p>7623</text:p>
          </table:table-cell>
          <table:table-cell table:style-name="ce1" office:value-type="string">
            <text:p>Air Conditioning and Refrigeration Repair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29">
            <text:p>7629</text:p>
          </table:table-cell>
          <table:table-cell table:style-name="ce1" office:value-type="string">
            <text:p>Electrical And Small Appliance Repair Shop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3">
            <text:p>763</text:p>
          </table:table-cell>
          <table:table-cell table:style-name="ce1" office:value-type="string">
            <text:p>Agricultural Co-operativ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31">
            <text:p>7631</text:p>
          </table:table-cell>
          <table:table-cell table:style-name="ce1" office:value-type="string">
            <text:p>Watch, Clock, and Jewelry Rep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41">
            <text:p>7641</text:p>
          </table:table-cell>
          <table:table-cell table:style-name="ce1" office:value-type="string">
            <text:p>Furniture, Furniture Repair, and Furniture Refinishing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92">
            <text:p>7692</text:p>
          </table:table-cell>
          <table:table-cell table:style-name="ce1" office:value-type="string">
            <text:p>Welding Repair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699">
            <text:p>7699</text:p>
          </table:table-cell>
          <table:table-cell table:style-name="ce1" office:value-type="string">
            <text:p>Repair Shops and Related Services –Miscellaneou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832">
            <text:p>7832</text:p>
          </table:table-cell>
          <table:table-cell table:style-name="ce1" office:value-type="string">
            <text:p>Motion Picture Theat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841">
            <text:p>7841</text:p>
          </table:table-cell>
          <table:table-cell table:style-name="ce1" office:value-type="string">
            <text:p>Video Tape Rental Stor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11">
            <text:p>7911</text:p>
          </table:table-cell>
          <table:table-cell table:style-name="ce1" office:value-type="string">
            <text:p>Dance Halls, Studios and Schoo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22">
            <text:p>7922</text:p>
          </table:table-cell>
          <table:table-cell table:style-name="ce1" office:value-type="string">
            <text:p>Theatrical Producers (Except Motion Pictures), Ticket Agenci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29">
            <text:p>7929</text:p>
          </table:table-cell>
          <table:table-cell table:style-name="ce1" office:value-type="string">
            <text:p>Bands, Orchestras, and Miscellaneous Entertainers (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32">
            <text:p>7932</text:p>
          </table:table-cell>
          <table:table-cell table:style-name="ce1" office:value-type="string">
            <text:p>Billiard and Pool Establishmen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33">
            <text:p>7933</text:p>
          </table:table-cell>
          <table:table-cell table:style-name="ce1" office:value-type="string">
            <text:p>Bowling Alle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41">
            <text:p>7941</text:p>
          </table:table-cell>
          <table:table-cell table:style-name="ce1" office:value-type="string">
            <text:p>Commercial Sports, Athletic Fields, Professional Sport Clubs, and Sport Promot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1">
            <text:p>7991</text:p>
          </table:table-cell>
          <table:table-cell table:style-name="ce1" office:value-type="string">
            <text:p>Tourist Attractions and Exhibi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2">
            <text:p>7992</text:p>
          </table:table-cell>
          <table:table-cell table:style-name="ce1" office:value-type="string">
            <text:p>Golf Courses – Public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3">
            <text:p>7993</text:p>
          </table:table-cell>
          <table:table-cell table:style-name="ce1" office:value-type="string">
            <text:p>Video Amusement Game Supplies</text:p>
          </table:table-cell>
          <table:table-cell table:style-name="ce1" office:value-type="string">
            <text:p>No1.6041-3(c)</text:p>
          </table:table-cell>
        </table:table-row>
        <table:table-row table:style-name="ro2">
          <table:table-cell table:style-name="ce1" office:value-type="float" office:value="7994">
            <text:p>7994</text:p>
          </table:table-cell>
          <table:table-cell table:style-name="ce1" office:value-type="string">
            <text:p>Video Game Arcades/Establishmen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5">
            <text:p>7995</text:p>
          </table:table-cell>
          <table:table-cell table:style-name="ce1" office:value-type="string">
            <text:p>Betting (including Lottery Tickets, Casino Gaming Chips, Off-track Betting and Wagers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6">
            <text:p>7996</text:p>
          </table:table-cell>
          <table:table-cell table:style-name="ce1" office:value-type="string">
            <text:p>Amusement Parks, Carnivals, Circuses, Fortune Telle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7">
            <text:p>7997</text:p>
          </table:table-cell>
          <table:table-cell table:style-name="ce1" office:value-type="string">
            <text:p>Membership Clubs (Sports, Recreation, Athletic), Country Clubs, and Private Golf Cours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8">
            <text:p>7998</text:p>
          </table:table-cell>
          <table:table-cell table:style-name="ce1" office:value-type="string">
            <text:p>Aquariums, Sea-aquariums, Dolphinarium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7999">
            <text:p>7999</text:p>
          </table:table-cell>
          <table:table-cell table:style-name="ce1" office:value-type="string">
            <text:p>Recreation Services (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11">
            <text:p>8011</text:p>
          </table:table-cell>
          <table:table-cell table:style-name="ce1" office:value-type="string">
            <text:p>Doctors and Physicians (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21">
            <text:p>8021</text:p>
          </table:table-cell>
          <table:table-cell table:style-name="ce1" office:value-type="string">
            <text:p>Dentists and Orthodontis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31">
            <text:p>8031</text:p>
          </table:table-cell>
          <table:table-cell table:style-name="ce1" office:value-type="string">
            <text:p>Osteopath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41">
            <text:p>8041</text:p>
          </table:table-cell>
          <table:table-cell table:style-name="ce1" office:value-type="string">
            <text:p>Chiropractor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42">
            <text:p>8042</text:p>
          </table:table-cell>
          <table:table-cell table:style-name="ce1" office:value-type="string">
            <text:p>Optometrists and Ophthalmologis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43">
            <text:p>8043</text:p>
          </table:table-cell>
          <table:table-cell table:style-name="ce1" office:value-type="string">
            <text:p>Opticians, Opticians Goods and Eyeglass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44">
            <text:p>8044</text:p>
          </table:table-cell>
          <table:table-cell table:style-name="ce1" office:value-type="string">
            <text:p>Opticians, Optical Goods, and Eyeglasses (no longer validfor first presentments)</text:p>
          </table:table-cell>
          <table:table-cell table:style-name="ce1"/>
        </table:table-row>
        <table:table-row table:style-name="ro2">
          <table:table-cell table:style-name="ce1" office:value-type="float" office:value="8049">
            <text:p>8049</text:p>
          </table:table-cell>
          <table:table-cell table:style-name="ce1" office:value-type="string">
            <text:p>Podiatrists and Chiropodis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50">
            <text:p>8050</text:p>
          </table:table-cell>
          <table:table-cell table:style-name="ce1" office:value-type="string">
            <text:p>Nursing and Personal Care Faciliti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62">
            <text:p>8062</text:p>
          </table:table-cell>
          <table:table-cell table:style-name="ce1" office:value-type="string">
            <text:p>Hospital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71">
            <text:p>8071</text:p>
          </table:table-cell>
          <table:table-cell table:style-name="ce1" office:value-type="string">
            <text:p>Medical and Dental Laboratori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099">
            <text:p>8099</text:p>
          </table:table-cell>
          <table:table-cell table:style-name="ce1" office:value-type="string">
            <text:p>Medical Services and Health Practitioners (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111">
            <text:p>8111</text:p>
          </table:table-cell>
          <table:table-cell table:style-name="ce1" office:value-type="string">
            <text:p>Legal Services and Attorney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211">
            <text:p>8211</text:p>
          </table:table-cell>
          <table:table-cell table:style-name="ce1" office:value-type="string">
            <text:p>Elementary and Secondary School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220">
            <text:p>8220</text:p>
          </table:table-cell>
          <table:table-cell table:style-name="ce1" office:value-type="string">
            <text:p>Colleges, Junior Colleges, Universities, and ProfessionalSchool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241">
            <text:p>8241</text:p>
          </table:table-cell>
          <table:table-cell table:style-name="ce1" office:value-type="string">
            <text:p>Correspondence School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244">
            <text:p>8244</text:p>
          </table:table-cell>
          <table:table-cell table:style-name="ce1" office:value-type="string">
            <text:p>Business and Secretarial School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249">
            <text:p>8249</text:p>
          </table:table-cell>
          <table:table-cell table:style-name="ce1" office:value-type="string">
            <text:p>Vocational Schools and Trade School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299">
            <text:p>8299</text:p>
          </table:table-cell>
          <table:table-cell table:style-name="ce1" office:value-type="string">
            <text:p>Schools and Educational Services ( 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351">
            <text:p>8351</text:p>
          </table:table-cell>
          <table:table-cell table:style-name="ce1" office:value-type="string">
            <text:p>Child Care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398">
            <text:p>8398</text:p>
          </table:table-cell>
          <table:table-cell table:style-name="ce1" office:value-type="string">
            <text:p>Charitable and Social Service Organization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641">
            <text:p>8641</text:p>
          </table:table-cell>
          <table:table-cell table:style-name="ce1" office:value-type="string">
            <text:p>Civic, Fraternal, and Social Association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651">
            <text:p>8651</text:p>
          </table:table-cell>
          <table:table-cell table:style-name="ce1" office:value-type="string">
            <text:p>Political Organizatio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661">
            <text:p>8661</text:p>
          </table:table-cell>
          <table:table-cell table:style-name="ce1" office:value-type="string">
            <text:p>Religious Organizations</text:p>
          </table:table-cell>
          <table:table-cell table:style-name="ce1" office:value-type="string">
            <text:p>No1.6041-3(p)(2)</text:p>
          </table:table-cell>
        </table:table-row>
        <table:table-row table:style-name="ro2">
          <table:table-cell table:style-name="ce1" office:value-type="float" office:value="8675">
            <text:p>8675</text:p>
          </table:table-cell>
          <table:table-cell table:style-name="ce1" office:value-type="string">
            <text:p>Automobile Association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699">
            <text:p>8699</text:p>
          </table:table-cell>
          <table:table-cell table:style-name="ce1" office:value-type="string">
            <text:p>Membership Organizations ( Not Elsewhere Classifi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734">
            <text:p>8734</text:p>
          </table:table-cell>
          <table:table-cell table:style-name="ce1" office:value-type="string">
            <text:p>Testing Laboratories ( non-medical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911">
            <text:p>8911</text:p>
          </table:table-cell>
          <table:table-cell table:style-name="ce1" office:value-type="string">
            <text:p>Architectural – Engineering and Survey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931">
            <text:p>8931</text:p>
          </table:table-cell>
          <table:table-cell table:style-name="ce1" office:value-type="string">
            <text:p>Accounting, Auditing, and Bookkeeping Service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8999">
            <text:p>8999</text:p>
          </table:table-cell>
          <table:table-cell table:style-name="ce1" office:value-type="string">
            <text:p>Professional Services ( Not Elsewhere Defined)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9211">
            <text:p>9211</text:p>
          </table:table-cell>
          <table:table-cell table:style-name="ce1" office:value-type="string">
            <text:p>Court Costs, including Alimony and Child Support</text:p>
          </table:table-cell>
          <table:table-cell table:style-name="ce1" office:value-type="string">
            <text:p>No1.6041-3(p)(4)</text:p>
          </table:table-cell>
        </table:table-row>
        <table:table-row table:style-name="ro2">
          <table:table-cell table:style-name="ce1" office:value-type="float" office:value="9222">
            <text:p>9222</text:p>
          </table:table-cell>
          <table:table-cell table:style-name="ce1" office:value-type="string">
            <text:p>Fines</text:p>
          </table:table-cell>
          <table:table-cell table:style-name="ce1" office:value-type="string">
            <text:p>No1.6041-3(p)(4)</text:p>
          </table:table-cell>
        </table:table-row>
        <table:table-row table:style-name="ro2">
          <table:table-cell table:style-name="ce1" office:value-type="float" office:value="9223">
            <text:p>9223</text:p>
          </table:table-cell>
          <table:table-cell table:style-name="ce1" office:value-type="string">
            <text:p>Bail and Bond Payments</text:p>
          </table:table-cell>
          <table:table-cell table:style-name="ce1" office:value-type="string">
            <text:p>Yes</text:p>
          </table:table-cell>
        </table:table-row>
        <table:table-row table:style-name="ro2">
          <table:table-cell table:style-name="ce1" office:value-type="float" office:value="9311">
            <text:p>9311</text:p>
          </table:table-cell>
          <table:table-cell table:style-name="ce1" office:value-type="string">
            <text:p>Tax Payments</text:p>
          </table:table-cell>
          <table:table-cell table:style-name="ce1" office:value-type="string">
            <text:p>No1.6041-3(p)(4)</text:p>
          </table:table-cell>
        </table:table-row>
        <table:table-row table:style-name="ro2">
          <table:table-cell table:style-name="ce1" office:value-type="float" office:value="9399">
            <text:p>9399</text:p>
          </table:table-cell>
          <table:table-cell table:style-name="ce1" office:value-type="string">
            <text:p>Government Services ( Not Elsewhere Classified)</text:p>
          </table:table-cell>
          <table:table-cell table:style-name="ce1" office:value-type="string">
            <text:p>No1.6041-3(p)(4)</text:p>
          </table:table-cell>
        </table:table-row>
        <table:table-row table:style-name="ro2">
          <table:table-cell table:style-name="ce1" office:value-type="float" office:value="9402">
            <text:p>9402</text:p>
          </table:table-cell>
          <table:table-cell table:style-name="ce1" office:value-type="string">
            <text:p>Postal Services – Government Only</text:p>
          </table:table-cell>
          <table:table-cell table:style-name="ce1" office:value-type="string">
            <text:p>No1.6041-3(p)(3)</text:p>
          </table:table-cell>
        </table:table-row>
        <table:table-row table:style-name="ro2">
          <table:table-cell table:style-name="ce1" office:value-type="float" office:value="9405">
            <text:p>9405</text:p>
          </table:table-cell>
          <table:table-cell table:style-name="ce1" office:value-type="string">
            <text:p>Intra – Government Transactions</text:p>
          </table:table-cell>
          <table:table-cell table:style-name="ce1" office:value-type="string">
            <text:p>No1.6041-3(p)(3)</text:p>
          </table:table-cell>
        </table:table-row>
        <table:table-row table:style-name="ro2">
          <table:table-cell table:style-name="ce1" office:value-type="float" office:value="9700">
            <text:p>9700</text:p>
          </table:table-cell>
          <table:table-cell table:style-name="ce1" office:value-type="string">
            <text:p>Automated Referral Service ( For Visa Only)</text:p>
          </table:table-cell>
          <table:table-cell table:style-name="ce1"/>
        </table:table-row>
        <table:table-row table:style-name="ro2">
          <table:table-cell table:style-name="ce1" office:value-type="float" office:value="9701">
            <text:p>9701</text:p>
          </table:table-cell>
          <table:table-cell table:style-name="ce1" office:value-type="string">
            <text:p>Visa Credential Service ( For Visa Only)</text:p>
          </table:table-cell>
          <table:table-cell table:style-name="ce1"/>
        </table:table-row>
        <table:table-row table:style-name="ro2">
          <table:table-cell table:style-name="ce1" office:value-type="float" office:value="9702">
            <text:p>9702</text:p>
          </table:table-cell>
          <table:table-cell table:style-name="ce1" office:value-type="string">
            <text:p>GCAS Emergency Services ( For Visa Only)</text:p>
          </table:table-cell>
          <table:table-cell table:style-name="ce1"/>
        </table:table-row>
        <table:table-row table:style-name="ro2">
          <table:table-cell table:style-name="ce1" office:value-type="float" office:value="9950">
            <text:p>9950</text:p>
          </table:table-cell>
          <table:table-cell table:style-name="ce1" office:value-type="string">
            <text:p>Intra – Company Purchases ( For Visa Only)</text:p>
          </table:table-cell>
          <table:table-cell table:style-name="ce1" office:value-type="string">
            <text:p>No1.6041-3(c)</text:p>
          </table:table-cell>
        </table:table-row>
        <table:table-row table:style-name="ro2" table:number-rows-repeated="104757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Knaddison</meta:initial-creator>
    <meta:creation-date>2012-10-01T16:08:21</meta:creation-date>
    <dc:date>2012-10-01T16:09:02</dc:date>
    <dc:creator>Greg Knaddison</dc:creator>
    <meta:editing-duration>P0D</meta:editing-duration>
    <meta:editing-cycles>1</meta:editing-cycles>
    <meta:document-statistic meta:table-count="3" meta:cell-count="2999" meta:object-count="0"/>
    <meta:generator>LibreOffice/3.5$Linux_X86_64 LibreOffice_project/350m1$Build-2</meta:generator>
  </office:meta>
</office:document-meta>
</file>